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Microsoft YaHei" svg:font-family="Microsoft YaHei" style:font-family-generic="swiss" style:font-pitch="variable" svg:panose-1="2 11 5 3 2 2 4 2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041in" text:min-label-width="0.1159in" text:list-level-position-and-space-mode="label-alignment">
          <style:list-level-label-alignment text:label-followed-by="listtab" fo:margin-left="0.1201in" fo:text-indent="-0.1159in"/>
        </style:list-level-properties>
      </text:list-level-style-number>
      <text:list-level-style-bullet text:level="2" text:bullet-char="•">
        <style:list-level-properties text:space-before="0.627in" text:min-label-width="0.1159in" text:list-level-position-and-space-mode="label-alignment">
          <style:list-level-label-alignment text:label-followed-by="listtab" fo:margin-left="0.743in" fo:text-indent="-0.1159in"/>
        </style:list-level-properties>
      </text:list-level-style-bullet>
      <text:list-level-style-bullet text:level="3" text:bullet-char="•">
        <style:list-level-properties text:space-before="1.2458in" text:min-label-width="0.1159in" text:list-level-position-and-space-mode="label-alignment">
          <style:list-level-label-alignment text:label-followed-by="listtab" fo:margin-left="1.3618in" fo:text-indent="-0.1159in"/>
        </style:list-level-properties>
      </text:list-level-style-bullet>
      <text:list-level-style-bullet text:level="4" text:bullet-char="•">
        <style:list-level-properties text:space-before="1.8638in" text:min-label-width="0.1159in" text:list-level-position-and-space-mode="label-alignment">
          <style:list-level-label-alignment text:label-followed-by="listtab" fo:margin-left="1.9798in" fo:text-indent="-0.1159in"/>
        </style:list-level-properties>
      </text:list-level-style-bullet>
      <text:list-level-style-bullet text:level="5" text:bullet-char="•">
        <style:list-level-properties text:space-before="2.4826in" text:min-label-width="0.1159in" text:list-level-position-and-space-mode="label-alignment">
          <style:list-level-label-alignment text:label-followed-by="listtab" fo:margin-left="2.5986in" fo:text-indent="-0.1159in"/>
        </style:list-level-properties>
      </text:list-level-style-bullet>
      <text:list-level-style-bullet text:level="6" text:bullet-char="•">
        <style:list-level-properties text:space-before="3.1006in" text:min-label-width="0.1159in" text:list-level-position-and-space-mode="label-alignment">
          <style:list-level-label-alignment text:label-followed-by="listtab" fo:margin-left="3.2166in" fo:text-indent="-0.1159in"/>
        </style:list-level-properties>
      </text:list-level-style-bullet>
      <text:list-level-style-bullet text:level="7" text:bullet-char="•">
        <style:list-level-properties text:space-before="3.7194in" text:min-label-width="0.1159in" text:list-level-position-and-space-mode="label-alignment">
          <style:list-level-label-alignment text:label-followed-by="listtab" fo:margin-left="3.8354in" fo:text-indent="-0.1159in"/>
        </style:list-level-properties>
      </text:list-level-style-bullet>
      <text:list-level-style-bullet text:level="8" text:bullet-char="•">
        <style:list-level-properties text:space-before="4.3375in" text:min-label-width="0.1159in" text:list-level-position-and-space-mode="label-alignment">
          <style:list-level-label-alignment text:label-followed-by="listtab" fo:margin-left="4.4534in" fo:text-indent="-0.1159in"/>
        </style:list-level-properties>
      </text:list-level-style-bullet>
      <text:list-level-style-bullet text:level="9" text:bullet-char="•">
        <style:list-level-properties text:space-before="4.9562in" text:min-label-width="0.1159in" text:list-level-position-and-space-mode="label-alignment">
          <style:list-level-label-alignment text:label-followed-by="listtab" fo:margin-left="5.0722in" fo:text-indent="-0.1159in"/>
        </style:list-level-properties>
      </text:list-level-style-bullet>
    </text:list-style>
    <text:list-style style:name="LFO2">
      <text:list-level-style-bullet text:level="1" text:style-name="WW_CharLFO2LVL1" text:bullet-char="">
        <style:list-level-properties text:space-before="1.5645in" text:min-label-width="0.334in" text:list-level-position-and-space-mode="label-alignment">
          <style:list-level-label-alignment text:label-followed-by="listtab" fo:margin-left="1.8986in" fo:text-indent="-0.334in"/>
        </style:list-level-properties>
        <style:text-properties style:font-name="Wingdings"/>
      </text:list-level-style-bullet>
      <text:list-level-style-bullet text:level="2" text:bullet-char="•">
        <style:list-level-properties text:space-before="2.1395in" text:min-label-width="0.334in" text:list-level-position-and-space-mode="label-alignment">
          <style:list-level-label-alignment text:label-followed-by="listtab" fo:margin-left="2.4736in" fo:text-indent="-0.334in"/>
        </style:list-level-properties>
      </text:list-level-style-bullet>
      <text:list-level-style-bullet text:level="3" text:bullet-char="•">
        <style:list-level-properties text:space-before="2.7111in" text:min-label-width="0.334in" text:list-level-position-and-space-mode="label-alignment">
          <style:list-level-label-alignment text:label-followed-by="listtab" fo:margin-left="3.0451in" fo:text-indent="-0.334in"/>
        </style:list-level-properties>
      </text:list-level-style-bullet>
      <text:list-level-style-bullet text:level="4" text:bullet-char="•">
        <style:list-level-properties text:space-before="3.2819in" text:min-label-width="0.334in" text:list-level-position-and-space-mode="label-alignment">
          <style:list-level-label-alignment text:label-followed-by="listtab" fo:margin-left="3.6159in" fo:text-indent="-0.334in"/>
        </style:list-level-properties>
      </text:list-level-style-bullet>
      <text:list-level-style-bullet text:level="5" text:bullet-char="•">
        <style:list-level-properties text:space-before="3.8534in" text:min-label-width="0.334in" text:list-level-position-and-space-mode="label-alignment">
          <style:list-level-label-alignment text:label-followed-by="listtab" fo:margin-left="4.1875in" fo:text-indent="-0.334in"/>
        </style:list-level-properties>
      </text:list-level-style-bullet>
      <text:list-level-style-bullet text:level="6" text:bullet-char="•">
        <style:list-level-properties text:space-before="4.425in" text:min-label-width="0.334in" text:list-level-position-and-space-mode="label-alignment">
          <style:list-level-label-alignment text:label-followed-by="listtab" fo:margin-left="4.759in" fo:text-indent="-0.334in"/>
        </style:list-level-properties>
      </text:list-level-style-bullet>
      <text:list-level-style-bullet text:level="7" text:bullet-char="•">
        <style:list-level-properties text:space-before="4.9958in" text:min-label-width="0.334in" text:list-level-position-and-space-mode="label-alignment">
          <style:list-level-label-alignment text:label-followed-by="listtab" fo:margin-left="5.3298in" fo:text-indent="-0.334in"/>
        </style:list-level-properties>
      </text:list-level-style-bullet>
      <text:list-level-style-bullet text:level="8" text:bullet-char="•">
        <style:list-level-properties text:space-before="5.5673in" text:min-label-width="0.334in" text:list-level-position-and-space-mode="label-alignment">
          <style:list-level-label-alignment text:label-followed-by="listtab" fo:margin-left="5.9013in" fo:text-indent="-0.334in"/>
        </style:list-level-properties>
      </text:list-level-style-bullet>
      <text:list-level-style-bullet text:level="9" text:bullet-char="•">
        <style:list-level-properties text:space-before="6.1388in" text:min-label-width="0.334in" text:list-level-position-and-space-mode="label-alignment">
          <style:list-level-label-alignment text:label-followed-by="listtab" fo:margin-left="6.4729in" fo:text-indent="-0.334in"/>
        </style:list-level-properties>
      </text:list-level-style-bullet>
    </text:list-style>
    <style:style style:name="P1" style:parent-style-name="本文" style:master-page-name="MP0" style:family="paragraph">
      <style:paragraph-properties fo:break-before="page" style:punctuation-wrap="simple" fo:margin-top="0.034in"/>
    </style:style>
    <style:style style:name="T5" style:parent-style-name="預設段落字型" style:family="text">
      <style:text-properties fo:font-weight="bold" style:font-weight-asian="bold" style:font-weight-complex="bold" fo:font-size="18pt" style:font-size-asian="18pt" style:font-size-complex="18pt"/>
    </style:style>
    <style:style style:name="T6" style:parent-style-name="預設段落字型" style:family="text">
      <style:text-properties fo:font-weight="bold" style:font-weight-asian="bold" style:font-weight-complex="bold" fo:font-size="18pt" style:font-size-asian="18pt" style:font-size-complex="18pt"/>
    </style:style>
    <style:style style:name="T7" style:parent-style-name="預設段落字型" style:family="text">
      <style:text-properties fo:font-weight="bold" style:font-weight-asian="bold" style:font-weight-complex="bold" fo:font-size="18pt" style:font-size-asian="18pt" style:font-size-complex="18pt"/>
    </style:style>
    <style:style style:name="P8" style:parent-style-name="本文" style:family="paragraph">
      <style:paragraph-properties style:punctuation-wrap="simple" fo:text-align="center" fo:margin-top="0.0791in" fo:margin-right="0.6479in">
        <style:tab-stops>
          <style:tab-stop style:type="left" style:position="1.3277in"/>
        </style:tab-stops>
      </style:paragraph-properties>
    </style:style>
    <style:style style:name="T9" style:parent-style-name="預設段落字型" style:family="text">
      <style:text-properties fo:letter-spacing="-0.0173in" fo:font-size="11pt" style:font-size-asian="11pt" style:font-size-complex="11pt"/>
    </style:style>
    <style:style style:name="T10" style:parent-style-name="預設段落字型" style:family="text">
      <style:text-properties fo:letter-spacing="-0.0173in" fo:font-size="11pt" style:font-size-asian="11pt" style:font-size-complex="11pt"/>
    </style:style>
    <style:style style:name="T11" style:parent-style-name="預設段落字型" style:family="text">
      <style:text-properties fo:letter-spacing="-0.0187in" fo:font-size="11pt" style:font-size-asian="11pt" style:font-size-complex="11pt"/>
    </style:style>
    <style:style style:name="T12" style:parent-style-name="預設段落字型" style:family="text">
      <style:text-properties fo:letter-spacing="-0.0173in" fo:font-size="11pt" style:font-size-asian="11pt" style:font-size-complex="11pt"/>
    </style:style>
    <style:style style:name="T13" style:parent-style-name="預設段落字型" style:family="text">
      <style:text-properties fo:letter-spacing="-0.0187in" fo:font-size="11pt" style:font-size-asian="11pt" style:font-size-complex="11pt"/>
    </style:style>
    <style:style style:name="T14" style:parent-style-name="預設段落字型" style:family="text">
      <style:text-properties fo:font-size="11pt" style:font-size-asian="11pt" style:font-size-complex="11pt"/>
    </style:style>
    <style:style style:name="T15" style:parent-style-name="預設段落字型" style:family="text">
      <style:text-properties fo:font-size="11pt" style:font-size-asian="11pt" style:font-size-complex="11pt"/>
    </style:style>
    <style:style style:name="T16" style:parent-style-name="預設段落字型" style:family="text">
      <style:text-properties fo:letter-spacing="-0.0173in" fo:font-size="11pt" style:font-size-asian="11pt" style:font-size-complex="11pt"/>
    </style:style>
    <style:style style:name="T17" style:parent-style-name="預設段落字型" style:family="text">
      <style:text-properties fo:letter-spacing="-0.0187in" fo:font-size="11pt" style:font-size-asian="11pt" style:font-size-complex="11pt"/>
    </style:style>
    <style:style style:name="T18" style:parent-style-name="預設段落字型" style:family="text">
      <style:text-properties fo:letter-spacing="-0.0173in" fo:font-size="11pt" style:font-size-asian="11pt" style:font-size-complex="11pt"/>
    </style:style>
    <style:style style:name="T19" style:parent-style-name="預設段落字型" style:family="text">
      <style:text-properties fo:letter-spacing="-0.0187in" fo:font-size="11pt" style:font-size-asian="11pt" style:font-size-complex="11pt"/>
    </style:style>
    <style:style style:name="T20" style:parent-style-name="預設段落字型" style:family="text">
      <style:text-properties fo:letter-spacing="-0.0173in" fo:font-size="11pt" style:font-size-asian="11pt" style:font-size-complex="11pt"/>
    </style:style>
    <style:style style:name="TableColumn22" style:family="table-column">
      <style:table-column-properties style:column-width="0.2902in" style:use-optimal-column-width="false"/>
    </style:style>
    <style:style style:name="TableColumn23" style:family="table-column">
      <style:table-column-properties style:column-width="0.8618in" style:use-optimal-column-width="false"/>
    </style:style>
    <style:style style:name="TableColumn24" style:family="table-column">
      <style:table-column-properties style:column-width="0.2541in" style:use-optimal-column-width="false"/>
    </style:style>
    <style:style style:name="TableColumn25" style:family="table-column">
      <style:table-column-properties style:column-width="0.1784in" style:use-optimal-column-width="false"/>
    </style:style>
    <style:style style:name="TableColumn26" style:family="table-column">
      <style:table-column-properties style:column-width="1.0256in" style:use-optimal-column-width="false"/>
    </style:style>
    <style:style style:name="TableColumn27" style:family="table-column">
      <style:table-column-properties style:column-width="0.0763in" style:use-optimal-column-width="false"/>
    </style:style>
    <style:style style:name="TableColumn28" style:family="table-column">
      <style:table-column-properties style:column-width="0.293in" style:use-optimal-column-width="false"/>
    </style:style>
    <style:style style:name="TableColumn29" style:family="table-column">
      <style:table-column-properties style:column-width="1.125in" style:use-optimal-column-width="false"/>
    </style:style>
    <style:style style:name="TableColumn30" style:family="table-column">
      <style:table-column-properties style:column-width="0.593in" style:use-optimal-column-width="false"/>
    </style:style>
    <style:style style:name="TableColumn31" style:family="table-column">
      <style:table-column-properties style:column-width="1.6958in" style:use-optimal-column-width="false"/>
    </style:style>
    <style:style style:name="Table21" style:family="table">
      <style:table-properties style:width="6.3937in" fo:margin-left="0.293in" table:align="left"/>
    </style:style>
    <style:style style:name="TableRow32" style:family="table-row">
      <style:table-row-properties style:min-row-height="0.3472in" style:use-optimal-row-height="false"/>
    </style:style>
    <style:style style:name="TableCell33" style:family="table-cell">
      <style:table-cell-properties fo:border-top="0.0138in solid #000000" fo:border-left="0.0138in solid #000000" fo:border-bottom="0.0104in solid #000000" fo:border-right="0in none #000000" style:writing-mode="lr-tb" fo:padding-top="0in" fo:padding-left="0in" fo:padding-bottom="0in" fo:padding-right="0in"/>
    </style:style>
    <style:style style:name="P34" style:parent-style-name="TableParagraph" style:family="paragraph">
      <style:paragraph-properties style:punctuation-wrap="simple" fo:text-align="center" fo:margin-top="0.05in" fo:margin-left="0.0291in">
        <style:tab-stops/>
      </style:paragraph-properties>
    </style:style>
    <style:style style:name="TableCell35" style:family="table-cell">
      <style:table-cell-properties fo:border-top="0.0138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36" style:parent-style-name="TableParagraph" style:family="paragraph">
      <style:paragraph-properties style:punctuation-wrap="simple" fo:margin-top="0.05in" fo:margin-left="0.068in">
        <style:tab-stops/>
      </style:paragraph-properties>
    </style:style>
    <style:style style:name="TableCell37" style:family="table-cell">
      <style:table-cell-properties fo:border-top="0.0138in solid #000000" fo:border-left="0.0104in solid #000000" fo:border-bottom="0.0104in solid #000000" fo:border-right="0.0069in solid #000000" style:writing-mode="lr-tb" fo:padding-top="0in" fo:padding-left="0in" fo:padding-bottom="0in" fo:padding-right="0in"/>
    </style:style>
    <style:style style:name="P38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39" style:family="table-cell">
      <style:table-cell-properties fo:border-top="0.0138in solid #000000" fo:border-left="0.0069in solid #000000" fo:border-bottom="0.0104in solid #000000" fo:border-right="0.0069in solid #000000" style:writing-mode="lr-tb" fo:padding-top="0in" fo:padding-left="0in" fo:padding-bottom="0in" fo:padding-right="0in"/>
    </style:style>
    <style:style style:name="P40" style:parent-style-name="TableParagraph" style:family="paragraph">
      <style:paragraph-properties style:punctuation-wrap="simple" fo:margin-top="0.0506in" fo:margin-left="0.0611in">
        <style:tab-stops/>
      </style:paragraph-properties>
      <style:text-properties fo:font-size="11pt" style:font-size-asian="11pt" style:font-size-complex="11pt"/>
    </style:style>
    <style:style style:name="TableCell41" style:family="table-cell">
      <style:table-cell-properties fo:border-top="0.0138in solid #000000" fo:border-left="0.0069in solid #000000" fo:border-bottom="0.0104in solid #000000" fo:border-right="0.0138in solid #000000" style:writing-mode="lr-tb" fo:padding-top="0in" fo:padding-left="0in" fo:padding-bottom="0in" fo:padding-right="0in"/>
    </style:style>
    <style:style style:name="P42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43" style:family="table-row">
      <style:table-row-properties style:min-row-height="0.2958in" style:use-optimal-row-height="false"/>
    </style:style>
    <style:style style:name="TableCell44" style:family="table-cell">
      <style:table-cell-properties fo:border-top="0.0104in solid #000000" fo:border-left="0.0138in solid #000000" fo:border-bottom="0.0104in solid #000000" fo:border-right="0in none #000000" style:writing-mode="lr-tb" fo:padding-top="0in" fo:padding-left="0in" fo:padding-bottom="0in" fo:padding-right="0in"/>
    </style:style>
    <style:style style:name="P45" style:parent-style-name="TableParagraph" style:family="paragraph">
      <style:paragraph-properties style:punctuation-wrap="simple"/>
    </style:style>
    <style:style style:name="P46" style:parent-style-name="TableParagraph" style:family="paragraph">
      <style:paragraph-properties style:punctuation-wrap="simple"/>
    </style:style>
    <style:style style:name="P47" style:parent-style-name="TableParagraph" style:family="paragraph">
      <style:paragraph-properties style:punctuation-wrap="simple"/>
    </style:style>
    <style:style style:name="P48" style:parent-style-name="TableParagraph" style:family="paragraph">
      <style:paragraph-properties style:punctuation-wrap="simple" fo:margin-top="0.0062in"/>
      <style:text-properties fo:font-size="11.5pt" style:font-size-asian="11.5pt" style:font-size-complex="11.5pt"/>
    </style:style>
    <style:style style:name="P49" style:parent-style-name="TableParagraph" style:family="paragraph">
      <style:paragraph-properties style:punctuation-wrap="simple" fo:margin-left="0.0729in">
        <style:tab-stops/>
      </style:paragraph-properties>
    </style:style>
    <style:style style:name="TableCell50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51" style:parent-style-name="TableParagraph" style:family="paragraph">
      <style:paragraph-properties style:punctuation-wrap="simple"/>
    </style:style>
    <style:style style:name="P52" style:parent-style-name="TableParagraph" style:family="paragraph">
      <style:paragraph-properties style:punctuation-wrap="simple"/>
    </style:style>
    <style:style style:name="P53" style:parent-style-name="TableParagraph" style:family="paragraph">
      <style:paragraph-properties style:punctuation-wrap="simple"/>
    </style:style>
    <style:style style:name="P54" style:parent-style-name="TableParagraph" style:family="paragraph">
      <style:paragraph-properties style:punctuation-wrap="simple" fo:margin-top="0.0062in"/>
      <style:text-properties fo:font-size="11.5pt" style:font-size-asian="11.5pt" style:font-size-complex="11.5pt"/>
    </style:style>
    <style:style style:name="P55" style:parent-style-name="TableParagraph" style:family="paragraph">
      <style:paragraph-properties style:punctuation-wrap="simple" fo:margin-left="0.2062in">
        <style:tab-stops>
          <style:tab-stop style:type="left" style:position="0.4166in"/>
        </style:tab-stops>
      </style:paragraph-properties>
    </style:style>
    <style:style style:name="TableCell56" style:family="table-cell">
      <style:table-cell-properties fo:border="0.0104in solid #000000" style:writing-mode="lr-tb" fo:padding-top="0in" fo:padding-left="0in" fo:padding-bottom="0in" fo:padding-right="0in"/>
    </style:style>
    <style:style style:name="P57" style:parent-style-name="TableParagraph" style:family="paragraph">
      <style:paragraph-properties style:punctuation-wrap="simple" fo:margin-top="0.0236in" fo:margin-left="0.0743in">
        <style:tab-stops>
          <style:tab-stop style:type="left" style:position="0.5715in"/>
          <style:tab-stop style:type="left" style:position="1.143in"/>
        </style:tab-stops>
      </style:paragraph-properties>
    </style:style>
    <style:style style:name="TableCell58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59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60" style:family="table-row">
      <style:table-row-properties style:min-row-height="0.4326in" style:use-optimal-row-height="false"/>
    </style:style>
    <style:style style:name="P61" style:parent-style-name="本文" style:family="paragraph">
      <style:paragraph-properties style:punctuation-wrap="simple" fo:text-align="center" fo:margin-top="0.0791in" fo:margin-right="0.6479in">
        <style:tab-stops>
          <style:tab-stop style:type="left" style:position="1.3277in"/>
        </style:tab-stops>
      </style:paragraph-properties>
      <style:text-properties fo:letter-spacing="-0.0173in" fo:font-size="1pt" style:font-size-asian="1pt" style:font-size-complex="1pt"/>
    </style:style>
    <style:style style:name="P62" style:parent-style-name="本文" style:family="paragraph">
      <style:paragraph-properties style:punctuation-wrap="simple" fo:text-align="center" fo:margin-top="0.0791in" fo:margin-right="0.6479in">
        <style:tab-stops>
          <style:tab-stop style:type="left" style:position="1.3277in"/>
        </style:tab-stops>
      </style:paragraph-properties>
      <style:text-properties fo:letter-spacing="-0.0173in" fo:font-size="1pt" style:font-size-asian="1pt" style:font-size-complex="1pt"/>
    </style:style>
    <style:style style:name="TableCell63" style:family="table-cell">
      <style:table-cell-properties fo:border="0.0104in solid #000000" style:writing-mode="lr-tb" fo:padding-top="0in" fo:padding-left="0in" fo:padding-bottom="0in" fo:padding-right="0in"/>
    </style:style>
    <style:style style:name="P64" style:parent-style-name="TableParagraph" style:family="paragraph">
      <style:paragraph-properties style:punctuation-wrap="simple" fo:line-height="92%" fo:margin-left="0.0743in" fo:margin-right="0.0527in">
        <style:tab-stops/>
      </style:paragraph-properties>
    </style:style>
    <style:style style:name="T65" style:parent-style-name="預設段落字型" style:family="text">
      <style:text-properties fo:letter-spacing="0.0062in" fo:font-size="8pt" style:font-size-asian="8pt" style:font-size-complex="8pt"/>
    </style:style>
    <style:style style:name="T66" style:parent-style-name="預設段落字型" style:family="text">
      <style:text-properties fo:letter-spacing="0.0048in" fo:font-size="8pt" style:font-size-asian="8pt" style:font-size-complex="8pt"/>
    </style:style>
    <style:style style:name="T67" style:parent-style-name="預設段落字型" style:family="text">
      <style:text-properties style:font-name="Times New Roman" style:font-name-complex="Times New Roman" fo:letter-spacing="0.0027in" fo:font-size="8pt" style:font-size-asian="8pt" style:font-size-complex="8pt"/>
    </style:style>
    <style:style style:name="T68" style:parent-style-name="預設段落字型" style:family="text">
      <style:text-properties fo:letter-spacing="0.002in" fo:font-size="8pt" style:font-size-asian="8pt" style:font-size-complex="8pt"/>
    </style:style>
    <style:style style:name="P69" style:parent-style-name="TableParagraph" style:family="paragraph">
      <style:paragraph-properties style:punctuation-wrap="simple" fo:line-height="0.1347in" fo:margin-left="0.0743in">
        <style:tab-stops/>
      </style:paragraph-properties>
    </style:style>
    <style:style style:name="T70" style:parent-style-name="預設段落字型" style:family="text">
      <style:text-properties fo:letter-spacing="0.0145in" fo:font-size="8pt" style:font-size-asian="8pt" style:font-size-complex="8pt"/>
    </style:style>
    <style:style style:name="T71" style:parent-style-name="預設段落字型" style:family="text">
      <style:text-properties style:font-name="Times New Roman" style:font-name-complex="Times New Roman" fo:font-size="8pt" style:font-size-asian="8pt" style:font-size-complex="8pt"/>
    </style:style>
    <style:style style:name="TableCell72" style:family="table-cell">
      <style:table-cell-properties fo:border="0.0104in solid #000000" style:writing-mode="lr-tb" fo:padding-top="0in" fo:padding-left="0in" fo:padding-bottom="0in" fo:padding-right="0in"/>
    </style:style>
    <style:style style:name="P73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74" style:family="table-cell">
      <style:table-cell-properties fo:border="0.0104in solid #000000" style:writing-mode="lr-tb" fo:padding-top="0in" fo:padding-left="0in" fo:padding-bottom="0in" fo:padding-right="0in"/>
    </style:style>
    <style:style style:name="P75" style:parent-style-name="TableParagraph" style:family="paragraph">
      <style:paragraph-properties style:punctuation-wrap="simple" fo:margin-top="0.0937in" fo:margin-left="0.0847in">
        <style:tab-stops/>
      </style:paragraph-properties>
    </style:style>
    <style:style style:name="TableCell76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77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78" style:family="table-row">
      <style:table-row-properties style:min-row-height="0.2958in" style:use-optimal-row-height="false"/>
    </style:style>
    <style:style style:name="P79" style:parent-style-name="本文" style:family="paragraph">
      <style:paragraph-properties style:punctuation-wrap="simple" fo:text-align="center" fo:margin-top="0.0791in" fo:margin-right="0.6479in">
        <style:tab-stops>
          <style:tab-stop style:type="left" style:position="1.3277in"/>
        </style:tab-stops>
      </style:paragraph-properties>
      <style:text-properties fo:letter-spacing="-0.0173in" fo:font-size="1pt" style:font-size-asian="1pt" style:font-size-complex="1pt"/>
    </style:style>
    <style:style style:name="P80" style:parent-style-name="本文" style:family="paragraph">
      <style:paragraph-properties style:punctuation-wrap="simple" fo:text-align="center" fo:margin-top="0.0791in" fo:margin-right="0.6479in">
        <style:tab-stops>
          <style:tab-stop style:type="left" style:position="1.3277in"/>
        </style:tab-stops>
      </style:paragraph-properties>
      <style:text-properties fo:letter-spacing="-0.0173in" fo:font-size="1pt" style:font-size-asian="1pt" style:font-size-complex="1pt"/>
    </style:style>
    <style:style style:name="TableCell81" style:family="table-cell">
      <style:table-cell-properties fo:border="0.0104in solid #000000" style:writing-mode="lr-tb" fo:padding-top="0in" fo:padding-left="0in" fo:padding-bottom="0in" fo:padding-right="0in"/>
    </style:style>
    <style:style style:name="P82" style:parent-style-name="TableParagraph" style:family="paragraph">
      <style:paragraph-properties style:punctuation-wrap="simple" fo:margin-top="0.0256in" fo:margin-left="0.0743in">
        <style:tab-stops>
          <style:tab-stop style:type="left" style:position="1.143in"/>
        </style:tab-stops>
      </style:paragraph-properties>
    </style:style>
    <style:style style:name="TableCell83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84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85" style:family="table-row">
      <style:table-row-properties style:min-row-height="0.2958in" style:use-optimal-row-height="false"/>
    </style:style>
    <style:style style:name="P86" style:parent-style-name="本文" style:family="paragraph">
      <style:paragraph-properties style:punctuation-wrap="simple" fo:text-align="center" fo:margin-top="0.0791in" fo:margin-right="0.6479in">
        <style:tab-stops>
          <style:tab-stop style:type="left" style:position="1.3277in"/>
        </style:tab-stops>
      </style:paragraph-properties>
      <style:text-properties fo:letter-spacing="-0.0173in" fo:font-size="1pt" style:font-size-asian="1pt" style:font-size-complex="1pt"/>
    </style:style>
    <style:style style:name="P87" style:parent-style-name="本文" style:family="paragraph">
      <style:paragraph-properties style:punctuation-wrap="simple" fo:text-align="center" fo:margin-top="0.0791in" fo:margin-right="0.6479in">
        <style:tab-stops>
          <style:tab-stop style:type="left" style:position="1.3277in"/>
        </style:tab-stops>
      </style:paragraph-properties>
      <style:text-properties fo:letter-spacing="-0.0173in" fo:font-size="1pt" style:font-size-asian="1pt" style:font-size-complex="1pt"/>
    </style:style>
    <style:style style:name="TableCell88" style:family="table-cell">
      <style:table-cell-properties fo:border="0.0104in solid #000000" style:writing-mode="lr-tb" fo:padding-top="0in" fo:padding-left="0in" fo:padding-bottom="0in" fo:padding-right="0in"/>
    </style:style>
    <style:style style:name="P89" style:parent-style-name="TableParagraph" style:family="paragraph">
      <style:paragraph-properties style:punctuation-wrap="simple" fo:margin-top="0.0256in" fo:margin-left="0.0743in">
        <style:tab-stops>
          <style:tab-stop style:type="left" style:position="0.5715in"/>
          <style:tab-stop style:type="left" style:position="1.143in"/>
        </style:tab-stops>
      </style:paragraph-properties>
    </style:style>
    <style:style style:name="TableCell90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91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92" style:family="table-row">
      <style:table-row-properties style:min-row-height="0.434in" style:use-optimal-row-height="false"/>
    </style:style>
    <style:style style:name="P93" style:parent-style-name="本文" style:family="paragraph">
      <style:paragraph-properties style:punctuation-wrap="simple" fo:text-align="center" fo:margin-top="0.0791in" fo:margin-right="0.6479in">
        <style:tab-stops>
          <style:tab-stop style:type="left" style:position="1.3277in"/>
        </style:tab-stops>
      </style:paragraph-properties>
      <style:text-properties fo:letter-spacing="-0.0173in" fo:font-size="1pt" style:font-size-asian="1pt" style:font-size-complex="1pt"/>
    </style:style>
    <style:style style:name="P94" style:parent-style-name="本文" style:family="paragraph">
      <style:paragraph-properties style:punctuation-wrap="simple" fo:text-align="center" fo:margin-top="0.0791in" fo:margin-right="0.6479in">
        <style:tab-stops>
          <style:tab-stop style:type="left" style:position="1.3277in"/>
        </style:tab-stops>
      </style:paragraph-properties>
      <style:text-properties fo:letter-spacing="-0.0173in" fo:font-size="1pt" style:font-size-asian="1pt" style:font-size-complex="1pt"/>
    </style:style>
    <style:style style:name="TableCell95" style:family="table-cell">
      <style:table-cell-properties fo:border="0.0104in solid #000000" style:writing-mode="lr-tb" fo:padding-top="0in" fo:padding-left="0in" fo:padding-bottom="0in" fo:padding-right="0in"/>
    </style:style>
    <style:style style:name="P96" style:parent-style-name="TableParagraph" style:family="paragraph">
      <style:paragraph-properties style:punctuation-wrap="simple" fo:line-height="92%" fo:margin-left="0.0743in" fo:margin-right="0.0527in">
        <style:tab-stops/>
      </style:paragraph-properties>
    </style:style>
    <style:style style:name="T97" style:parent-style-name="預設段落字型" style:family="text">
      <style:text-properties fo:letter-spacing="0.0062in" fo:font-size="8pt" style:font-size-asian="8pt" style:font-size-complex="8pt"/>
    </style:style>
    <style:style style:name="T98" style:parent-style-name="預設段落字型" style:family="text">
      <style:text-properties fo:letter-spacing="0.0048in" fo:font-size="8pt" style:font-size-asian="8pt" style:font-size-complex="8pt"/>
    </style:style>
    <style:style style:name="T99" style:parent-style-name="預設段落字型" style:family="text">
      <style:text-properties style:font-name="Times New Roman" style:font-name-complex="Times New Roman" fo:letter-spacing="0.0027in" fo:font-size="8pt" style:font-size-asian="8pt" style:font-size-complex="8pt"/>
    </style:style>
    <style:style style:name="T100" style:parent-style-name="預設段落字型" style:family="text">
      <style:text-properties fo:letter-spacing="0.002in" fo:font-size="8pt" style:font-size-asian="8pt" style:font-size-complex="8pt"/>
    </style:style>
    <style:style style:name="P101" style:parent-style-name="TableParagraph" style:family="paragraph">
      <style:paragraph-properties style:punctuation-wrap="simple" fo:line-height="0.1361in" fo:margin-left="0.0743in">
        <style:tab-stops/>
      </style:paragraph-properties>
    </style:style>
    <style:style style:name="T102" style:parent-style-name="預設段落字型" style:family="text">
      <style:text-properties fo:letter-spacing="0.0145in" fo:font-size="8pt" style:font-size-asian="8pt" style:font-size-complex="8pt"/>
    </style:style>
    <style:style style:name="T103" style:parent-style-name="預設段落字型" style:family="text">
      <style:text-properties style:font-name="Times New Roman" style:font-name-complex="Times New Roman" fo:font-size="8pt" style:font-size-asian="8pt" style:font-size-complex="8pt"/>
    </style:style>
    <style:style style:name="TableCell104" style:family="table-cell">
      <style:table-cell-properties fo:border="0.0104in solid #000000" style:writing-mode="lr-tb" fo:padding-top="0in" fo:padding-left="0in" fo:padding-bottom="0in" fo:padding-right="0in"/>
    </style:style>
    <style:style style:name="P105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106" style:family="table-cell">
      <style:table-cell-properties fo:border="0.0104in solid #000000" style:writing-mode="lr-tb" fo:padding-top="0in" fo:padding-left="0in" fo:padding-bottom="0in" fo:padding-right="0in"/>
    </style:style>
    <style:style style:name="P107" style:parent-style-name="TableParagraph" style:family="paragraph">
      <style:paragraph-properties style:punctuation-wrap="simple" fo:margin-top="0.0937in" fo:margin-left="0.0847in">
        <style:tab-stops/>
      </style:paragraph-properties>
    </style:style>
    <style:style style:name="TableCell108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09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110" style:family="table-row">
      <style:table-row-properties style:min-row-height="0.2944in" style:use-optimal-row-height="false"/>
    </style:style>
    <style:style style:name="P111" style:parent-style-name="本文" style:family="paragraph">
      <style:paragraph-properties style:punctuation-wrap="simple" fo:text-align="center" fo:margin-top="0.0791in" fo:margin-right="0.6479in">
        <style:tab-stops>
          <style:tab-stop style:type="left" style:position="1.3277in"/>
        </style:tab-stops>
      </style:paragraph-properties>
      <style:text-properties fo:letter-spacing="-0.0173in" fo:font-size="1pt" style:font-size-asian="1pt" style:font-size-complex="1pt"/>
    </style:style>
    <style:style style:name="P112" style:parent-style-name="本文" style:family="paragraph">
      <style:paragraph-properties style:punctuation-wrap="simple" fo:text-align="center" fo:margin-top="0.0791in" fo:margin-right="0.6479in">
        <style:tab-stops>
          <style:tab-stop style:type="left" style:position="1.3277in"/>
        </style:tab-stops>
      </style:paragraph-properties>
      <style:text-properties fo:letter-spacing="-0.0173in" fo:font-size="1pt" style:font-size-asian="1pt" style:font-size-complex="1pt"/>
    </style:style>
    <style:style style:name="TableCell113" style:family="table-cell">
      <style:table-cell-properties fo:border="0.0104in solid #000000" style:writing-mode="lr-tb" fo:padding-top="0in" fo:padding-left="0in" fo:padding-bottom="0in" fo:padding-right="0in"/>
    </style:style>
    <style:style style:name="P114" style:parent-style-name="TableParagraph" style:family="paragraph">
      <style:paragraph-properties style:punctuation-wrap="simple" fo:margin-top="0.0236in" fo:margin-left="0.0743in">
        <style:tab-stops>
          <style:tab-stop style:type="left" style:position="1.143in"/>
        </style:tab-stops>
      </style:paragraph-properties>
    </style:style>
    <style:style style:name="TableCell115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16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117" style:family="table-row">
      <style:table-row-properties style:min-row-height="0.3493in" style:use-optimal-row-height="false"/>
    </style:style>
    <style:style style:name="TableCell118" style:family="table-cell">
      <style:table-cell-properties fo:border-top="0.0104in solid #000000" fo:border-left="0.0138in solid #000000" fo:border-bottom="0.0104in solid #000000" fo:border-right="0in none #000000" style:writing-mode="lr-tb" fo:padding-top="0in" fo:padding-left="0in" fo:padding-bottom="0in" fo:padding-right="0in"/>
    </style:style>
    <style:style style:name="P119" style:parent-style-name="TableParagraph" style:family="paragraph">
      <style:paragraph-properties style:punctuation-wrap="simple" fo:text-align="center" fo:margin-top="0.052in" fo:margin-left="0.0291in">
        <style:tab-stops/>
      </style:paragraph-properties>
    </style:style>
    <style:style style:name="TableCell120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21" style:parent-style-name="TableParagraph" style:family="paragraph">
      <style:paragraph-properties style:punctuation-wrap="simple" fo:margin-top="0.052in" fo:margin-left="0.068in">
        <style:tab-stops/>
      </style:paragraph-properties>
    </style:style>
    <style:style style:name="TableCell122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23" style:parent-style-name="TableParagraph" style:family="paragraph">
      <style:paragraph-properties style:punctuation-wrap="simple" fo:text-align="center" fo:margin-top="0.052in" fo:margin-right="0.0819in"/>
    </style:style>
    <style:style style:name="TableRow124" style:family="table-row">
      <style:table-row-properties style:min-row-height="0.4326in" style:use-optimal-row-height="false"/>
    </style:style>
    <style:style style:name="TableCell125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26" style:parent-style-name="TableParagraph" style:family="paragraph">
      <style:paragraph-properties style:punctuation-wrap="simple" fo:line-height="0.2104in" fo:margin-left="0.0729in">
        <style:tab-stops/>
      </style:paragraph-properties>
    </style:style>
    <style:style style:name="P127" style:parent-style-name="TableParagraph" style:family="paragraph">
      <style:paragraph-properties style:punctuation-wrap="simple" fo:line-height="0.2083in" fo:margin-left="0.0729in">
        <style:tab-stops>
          <style:tab-stop style:type="left" style:position="0.4166in"/>
          <style:tab-stop style:type="left" style:position="0.8333in"/>
        </style:tab-stops>
      </style:paragraph-properties>
    </style:style>
    <style:style style:name="TableCell128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29" style:parent-style-name="TableParagraph" style:family="paragraph">
      <style:paragraph-properties style:punctuation-wrap="simple"/>
    </style:style>
    <style:style style:name="T130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131" style:family="table-row">
      <style:table-row-properties style:min-row-height="0.434in" style:use-optimal-row-height="false"/>
    </style:style>
    <style:style style:name="TableCell132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33" style:parent-style-name="TableParagraph" style:family="paragraph">
      <style:paragraph-properties style:punctuation-wrap="simple" fo:line-height="0.2118in" fo:margin-left="0.0729in">
        <style:tab-stops/>
      </style:paragraph-properties>
    </style:style>
    <style:style style:name="P134" style:parent-style-name="TableParagraph" style:family="paragraph">
      <style:paragraph-properties style:punctuation-wrap="simple" fo:line-height="0.2083in" fo:margin-left="0.0729in">
        <style:tab-stops/>
      </style:paragraph-properties>
    </style:style>
    <style:style style:name="TableCell135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36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137" style:family="table-row">
      <style:table-row-properties style:min-row-height="0.3479in" style:use-optimal-row-height="false"/>
    </style:style>
    <style:style style:name="TableCell138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39" style:parent-style-name="TableParagraph" style:family="paragraph">
      <style:paragraph-properties style:punctuation-wrap="simple" fo:margin-top="0.0506in" fo:margin-left="0.0729in">
        <style:tab-stops/>
      </style:paragraph-properties>
    </style:style>
    <style:style style:name="TableCell140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41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142" style:family="table-row">
      <style:table-row-properties style:min-row-height="0.3493in" style:use-optimal-row-height="false"/>
    </style:style>
    <style:style style:name="TableCell143" style:family="table-cell">
      <style:table-cell-properties fo:border-top="0.0104in solid #000000" fo:border-left="0.0138in solid #000000" fo:border-bottom="0.0104in solid #000000" fo:border-right="0in none #000000" style:writing-mode="lr-tb" fo:padding-top="0in" fo:padding-left="0in" fo:padding-bottom="0in" fo:padding-right="0in"/>
    </style:style>
    <style:style style:name="P144" style:parent-style-name="TableParagraph" style:family="paragraph">
      <style:paragraph-properties style:punctuation-wrap="simple" fo:text-align="center" fo:margin-top="0.0506in" fo:margin-left="0.0291in">
        <style:tab-stops/>
      </style:paragraph-properties>
    </style:style>
    <style:style style:name="TableCell145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46" style:parent-style-name="TableParagraph" style:family="paragraph">
      <style:paragraph-properties style:punctuation-wrap="simple" fo:margin-top="0.0506in" fo:margin-left="0.2326in">
        <style:tab-stops>
          <style:tab-stop style:type="left" style:position="0.443in"/>
        </style:tab-stops>
      </style:paragraph-properties>
    </style:style>
    <style:style style:name="TableCell147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48" style:parent-style-name="TableParagraph" style:family="paragraph">
      <style:paragraph-properties style:punctuation-wrap="simple" fo:text-align="center" fo:margin-top="0.0506in" fo:margin-right="0.0006in"/>
    </style:style>
    <style:style style:name="TableCell149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50" style:parent-style-name="TableParagraph" style:family="paragraph">
      <style:paragraph-properties style:punctuation-wrap="simple" fo:margin-top="0.0506in" fo:margin-left="0.2701in">
        <style:tab-stops>
          <style:tab-stop style:type="left" style:position="0.443in"/>
        </style:tab-stops>
      </style:paragraph-properties>
    </style:style>
    <style:style style:name="TableCell151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52" style:parent-style-name="TableParagraph" style:family="paragraph">
      <style:paragraph-properties style:punctuation-wrap="simple" fo:margin-top="0.0506in" fo:margin-left="0.0548in">
        <style:tab-stops/>
      </style:paragraph-properties>
    </style:style>
    <style:style style:name="TableCell153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54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155" style:family="table-row">
      <style:table-row-properties style:min-row-height="0.4326in" style:use-optimal-row-height="false"/>
    </style:style>
    <style:style style:name="TableCell156" style:family="table-cell">
      <style:table-cell-properties fo:border-top="0.0104in solid #000000" fo:border-left="0.0138in solid #000000" fo:border-bottom="0.0104in solid #000000" fo:border-right="0in none #000000" style:writing-mode="lr-tb" fo:padding-top="0in" fo:padding-left="0in" fo:padding-bottom="0in" fo:padding-right="0in"/>
    </style:style>
    <style:style style:name="P157" style:parent-style-name="TableParagraph" style:family="paragraph">
      <style:paragraph-properties style:punctuation-wrap="simple" fo:line-height="0.2104in" fo:margin-left="0.0729in">
        <style:tab-stops/>
      </style:paragraph-properties>
    </style:style>
    <style:style style:name="P158" style:parent-style-name="TableParagraph" style:family="paragraph">
      <style:paragraph-properties style:punctuation-wrap="simple" fo:line-height="0.2083in" fo:margin-left="0.0729in">
        <style:tab-stops/>
      </style:paragraph-properties>
    </style:style>
    <style:style style:name="TableCell159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60" style:parent-style-name="TableParagraph" style:family="paragraph">
      <style:paragraph-properties style:punctuation-wrap="simple" fo:text-align="center" fo:line-height="0.2104in" fo:margin-right="0.0381in">
        <style:tab-stops>
          <style:tab-stop style:type="left" style:position="0.443in"/>
        </style:tab-stops>
      </style:paragraph-properties>
    </style:style>
    <style:style style:name="P161" style:parent-style-name="TableParagraph" style:family="paragraph">
      <style:paragraph-properties style:punctuation-wrap="simple" fo:text-align="center" fo:line-height="0.2083in" fo:margin-right="0.0347in">
        <style:tab-stops>
          <style:tab-stop style:type="left" style:position="0.3326in"/>
          <style:tab-stop style:type="left" style:position="0.6659in"/>
        </style:tab-stops>
      </style:paragraph-properties>
    </style:style>
    <style:style style:name="TableCell162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63" style:parent-style-name="TableParagraph" style:family="paragraph">
      <style:paragraph-properties style:punctuation-wrap="simple" fo:line-height="0.2104in" fo:margin-left="0.0048in">
        <style:tab-stops/>
      </style:paragraph-properties>
    </style:style>
    <style:style style:name="P164" style:parent-style-name="TableParagraph" style:family="paragraph">
      <style:paragraph-properties style:punctuation-wrap="simple" fo:line-height="0.2083in" fo:margin-left="0.0069in">
        <style:tab-stops/>
      </style:paragraph-properties>
    </style:style>
    <style:style style:name="TableCell165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66" style:parent-style-name="TableParagraph" style:family="paragraph">
      <style:paragraph-properties style:punctuation-wrap="simple" fo:text-align="center" fo:line-height="0.2104in" fo:margin-left="0.0479in">
        <style:tab-stops>
          <style:tab-stop style:type="left" style:position="0.4437in"/>
        </style:tab-stops>
      </style:paragraph-properties>
    </style:style>
    <style:style style:name="P167" style:parent-style-name="TableParagraph" style:family="paragraph">
      <style:paragraph-properties style:punctuation-wrap="simple" fo:text-align="center" fo:line-height="0.2083in" fo:margin-left="0.0513in">
        <style:tab-stops>
          <style:tab-stop style:type="left" style:position="0.3333in"/>
          <style:tab-stop style:type="left" style:position="0.6666in"/>
        </style:tab-stops>
      </style:paragraph-properties>
    </style:style>
    <style:style style:name="TableCell168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69" style:parent-style-name="TableParagraph" style:family="paragraph">
      <style:paragraph-properties style:punctuation-wrap="simple" fo:line-height="0.2104in" fo:margin-left="0.0548in">
        <style:tab-stops/>
      </style:paragraph-properties>
    </style:style>
    <style:style style:name="P170" style:parent-style-name="TableParagraph" style:family="paragraph">
      <style:paragraph-properties style:punctuation-wrap="simple" fo:line-height="0.2083in" fo:margin-left="0.0576in">
        <style:tab-stops/>
      </style:paragraph-properties>
    </style:style>
    <style:style style:name="TableCell171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72" style:parent-style-name="TableParagraph" style:family="paragraph">
      <style:paragraph-properties style:punctuation-wrap="simple" fo:margin-top="0.0923in"/>
    </style:style>
    <style:style style:name="T173" style:parent-style-name="預設段落字型" style:family="text">
      <style:text-properties style:font-name="Times New Roman" style:font-name-asian="新細明體" style:font-name-complex="Times New Roman"/>
    </style:style>
    <style:style style:name="T174" style:parent-style-name="預設段落字型" style:family="text">
      <style:text-properties style:font-name="Times New Roman" style:font-name-asian="新細明體" style:font-name-complex="Times New Roman"/>
    </style:style>
    <style:style style:name="T175" style:parent-style-name="預設段落字型" style:family="text">
      <style:text-properties style:font-name="Times New Roman" style:font-name-complex="Times New Roman"/>
    </style:style>
    <style:style style:name="TableRow176" style:family="table-row">
      <style:table-row-properties style:min-row-height="0.4326in" style:use-optimal-row-height="false"/>
    </style:style>
    <style:style style:name="TableCell177" style:family="table-cell">
      <style:table-cell-properties fo:border-top="0.0104in solid #000000" fo:border-left="0.0138in solid #000000" fo:border-bottom="0.0104in solid #000000" fo:border-right="0in none #000000" style:writing-mode="lr-tb" fo:padding-top="0in" fo:padding-left="0in" fo:padding-bottom="0in" fo:padding-right="0in"/>
    </style:style>
    <style:style style:name="P178" style:parent-style-name="TableParagraph" style:family="paragraph">
      <style:paragraph-properties style:punctuation-wrap="simple" fo:line-height="0.2104in" fo:margin-left="0.0729in">
        <style:tab-stops/>
      </style:paragraph-properties>
    </style:style>
    <style:style style:name="P179" style:parent-style-name="TableParagraph" style:family="paragraph">
      <style:paragraph-properties style:punctuation-wrap="simple" fo:line-height="0.2083in" fo:margin-left="0.0729in">
        <style:tab-stops/>
      </style:paragraph-properties>
    </style:style>
    <style:style style:name="TableCell180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81" style:parent-style-name="TableParagraph" style:family="paragraph">
      <style:paragraph-properties style:punctuation-wrap="simple" fo:text-align="center" fo:line-height="0.2104in" fo:margin-right="0.0381in">
        <style:tab-stops>
          <style:tab-stop style:type="left" style:position="0.443in"/>
        </style:tab-stops>
      </style:paragraph-properties>
    </style:style>
    <style:style style:name="P182" style:parent-style-name="TableParagraph" style:family="paragraph">
      <style:paragraph-properties style:punctuation-wrap="simple" fo:text-align="center" fo:line-height="0.2083in" fo:margin-right="0.0347in"/>
    </style:style>
    <style:style style:name="TableCell183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84" style:parent-style-name="TableParagraph" style:family="paragraph">
      <style:paragraph-properties style:punctuation-wrap="simple" fo:line-height="0.2104in" fo:margin-left="0.0048in">
        <style:tab-stops/>
      </style:paragraph-properties>
    </style:style>
    <style:style style:name="P185" style:parent-style-name="TableParagraph" style:family="paragraph">
      <style:paragraph-properties style:punctuation-wrap="simple" fo:line-height="0.2083in" fo:margin-left="0.0069in">
        <style:tab-stops/>
      </style:paragraph-properties>
    </style:style>
    <style:style style:name="TableCell186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87" style:parent-style-name="TableParagraph" style:family="paragraph">
      <style:paragraph-properties style:punctuation-wrap="simple" fo:text-align="center" fo:line-height="0.2104in" fo:margin-left="0.0479in">
        <style:tab-stops>
          <style:tab-stop style:type="left" style:position="0.4437in"/>
        </style:tab-stops>
      </style:paragraph-properties>
    </style:style>
    <style:style style:name="P188" style:parent-style-name="TableParagraph" style:family="paragraph">
      <style:paragraph-properties style:punctuation-wrap="simple" fo:text-align="center" fo:line-height="0.2083in" fo:margin-left="0.0513in">
        <style:tab-stops/>
      </style:paragraph-properties>
    </style:style>
    <style:style style:name="TableCell189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90" style:parent-style-name="TableParagraph" style:family="paragraph">
      <style:paragraph-properties style:punctuation-wrap="simple" fo:line-height="0.2104in" fo:margin-left="0.0548in">
        <style:tab-stops/>
      </style:paragraph-properties>
    </style:style>
    <style:style style:name="P191" style:parent-style-name="TableParagraph" style:family="paragraph">
      <style:paragraph-properties style:punctuation-wrap="simple" fo:line-height="0.2083in" fo:margin-left="0.0576in">
        <style:tab-stops/>
      </style:paragraph-properties>
    </style:style>
    <style:style style:name="TableCell192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93" style:parent-style-name="TableParagraph" style:family="paragraph">
      <style:paragraph-properties style:punctuation-wrap="simple" fo:margin-top="0.0937in" fo:margin-left="0.2347in">
        <style:tab-stops/>
      </style:paragraph-properties>
    </style:style>
    <style:style style:name="T194" style:parent-style-name="預設段落字型" style:family="text">
      <style:text-properties style:font-name="Times New Roman" style:font-name-asian="新細明體" style:font-name-complex="Times New Roman"/>
    </style:style>
    <style:style style:name="T195" style:parent-style-name="預設段落字型" style:family="text">
      <style:text-properties style:font-name="Times New Roman" style:font-name-asian="新細明體" style:font-name-complex="Times New Roman"/>
    </style:style>
    <style:style style:name="T196" style:parent-style-name="預設段落字型" style:family="text">
      <style:text-properties style:font-name="Times New Roman" style:font-name-complex="Times New Roman"/>
    </style:style>
    <style:style style:name="T197" style:parent-style-name="預設段落字型" style:family="text">
      <style:text-properties style:font-name="Times New Roman" style:font-name-complex="Times New Roman"/>
    </style:style>
    <style:style style:name="T198" style:parent-style-name="預設段落字型" style:family="text">
      <style:text-properties style:font-name="Times New Roman" style:font-name-complex="Times New Roman"/>
    </style:style>
    <style:style style:name="TableRow199" style:family="table-row">
      <style:table-row-properties style:min-row-height="0.3493in" style:use-optimal-row-height="false"/>
    </style:style>
    <style:style style:name="TableCell200" style:family="table-cell">
      <style:table-cell-properties fo:border-top="0.0104in solid #000000" fo:border-left="0.0138in solid #000000" fo:border-bottom="0.0104in solid #000000" fo:border-right="0in none #000000" style:writing-mode="lr-tb" fo:padding-top="0in" fo:padding-left="0in" fo:padding-bottom="0in" fo:padding-right="0in"/>
    </style:style>
    <style:style style:name="P201" style:parent-style-name="TableParagraph" style:family="paragraph">
      <style:paragraph-properties style:punctuation-wrap="simple" fo:text-align="center" fo:margin-top="0.052in" fo:margin-left="0.0291in">
        <style:tab-stops/>
      </style:paragraph-properties>
    </style:style>
    <style:style style:name="TableCell202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03" style:parent-style-name="TableParagraph" style:family="paragraph">
      <style:paragraph-properties style:punctuation-wrap="simple" fo:margin-top="0.052in" fo:margin-left="0.1229in">
        <style:tab-stops>
          <style:tab-stop style:type="left" style:position="0.3333in"/>
          <style:tab-stop style:type="left" style:position="0.6666in"/>
        </style:tab-stops>
      </style:paragraph-properties>
    </style:style>
    <style:style style:name="TableCell204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05" style:parent-style-name="TableParagraph" style:family="paragraph">
      <style:paragraph-properties style:punctuation-wrap="simple" fo:text-align="center" fo:margin-top="0.052in" fo:margin-left="0.002in">
        <style:tab-stops/>
      </style:paragraph-properties>
    </style:style>
    <style:style style:name="TableCell206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07" style:parent-style-name="TableParagraph" style:family="paragraph">
      <style:paragraph-properties style:punctuation-wrap="simple" fo:margin-top="0.052in" fo:margin-left="0.1597in">
        <style:tab-stops>
          <style:tab-stop style:type="left" style:position="0.3333in"/>
          <style:tab-stop style:type="left" style:position="0.6666in"/>
        </style:tab-stops>
      </style:paragraph-properties>
    </style:style>
    <style:style style:name="TableCell208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209" style:parent-style-name="TableParagraph" style:family="paragraph">
      <style:paragraph-properties style:punctuation-wrap="simple" fo:margin-top="0.052in" fo:margin-left="0.0576in">
        <style:tab-stops/>
      </style:paragraph-properties>
    </style:style>
    <style:style style:name="TableCell210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11" style:parent-style-name="TableParagraph" style:family="paragraph">
      <style:paragraph-properties style:punctuation-wrap="simple" fo:margin-top="0.052in" fo:text-indent="0.0833in"/>
    </style:style>
    <style:style style:name="T212" style:parent-style-name="預設段落字型" style:family="text">
      <style:text-properties style:font-name="Times New Roman" style:font-name-asian="新細明體" style:font-name-complex="Times New Roman"/>
    </style:style>
    <style:style style:name="T213" style:parent-style-name="預設段落字型" style:family="text">
      <style:text-properties style:font-name="Times New Roman" style:font-name-asian="新細明體" style:font-name-complex="Times New Roman"/>
    </style:style>
    <style:style style:name="T214" style:parent-style-name="預設段落字型" style:family="text">
      <style:text-properties style:font-name="Times New Roman" style:font-name-complex="Times New Roman"/>
    </style:style>
    <style:style style:name="TableRow215" style:family="table-row">
      <style:table-row-properties style:min-row-height="0.3479in" style:use-optimal-row-height="false"/>
    </style:style>
    <style:style style:name="TableCell216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17" style:parent-style-name="TableParagraph" style:family="paragraph">
      <style:paragraph-properties style:punctuation-wrap="simple" fo:margin-top="0.052in" fo:margin-left="0.0729in">
        <style:tab-stops/>
      </style:paragraph-properties>
    </style:style>
    <style:style style:name="T218" style:parent-style-name="預設段落字型" style:family="text">
      <style:text-properties fo:letter-spacing="0.0354in"/>
    </style:style>
    <style:style style:name="T219" style:parent-style-name="預設段落字型" style:family="text">
      <style:text-properties fo:letter-spacing="-0.0451in"/>
    </style:style>
    <style:style style:name="TableCell220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221" style:parent-style-name="TableParagraph" style:family="paragraph">
      <style:paragraph-properties style:punctuation-wrap="simple" fo:margin-top="0.0506in" fo:margin-left="0.0763in">
        <style:tab-stops/>
      </style:paragraph-properties>
    </style:style>
    <style:style style:name="T222" style:parent-style-name="預設段落字型" style:family="text">
      <style:text-properties style:font-name="Times New Roman" style:font-name-asian="新細明體" style:font-name-complex="Times New Roman"/>
    </style:style>
    <style:style style:name="T223" style:parent-style-name="預設段落字型" style:family="text">
      <style:text-properties style:font-name="Times New Roman" style:font-name-complex="Times New Roman"/>
    </style:style>
    <style:style style:name="T224" style:parent-style-name="預設段落字型" style:family="text">
      <style:text-properties style:font-name="Times New Roman" style:font-name-complex="Times New Roman"/>
    </style:style>
    <style:style style:name="TableCell225" style:family="table-cell">
      <style:table-cell-properties fo:border-top="0.0104in solid #000000" fo:border-left="0in none #000000" fo:border-bottom="0.0104in solid #000000" fo:border-right="0.0138in solid #000000" style:writing-mode="lr-tb" fo:padding-top="0in" fo:padding-left="0in" fo:padding-bottom="0in" fo:padding-right="0in"/>
    </style:style>
    <style:style style:name="P226" style:parent-style-name="TableParagraph" style:family="paragraph">
      <style:paragraph-properties style:punctuation-wrap="simple" fo:margin-top="0.0506in" fo:margin-left="0.275in">
        <style:tab-stops/>
      </style:paragraph-properties>
    </style:style>
    <style:style style:name="T227" style:parent-style-name="預設段落字型" style:family="text">
      <style:text-properties style:font-name="Times New Roman" style:font-name-asian="新細明體" style:font-name-complex="Times New Roman"/>
    </style:style>
    <style:style style:name="T228" style:parent-style-name="預設段落字型" style:family="text">
      <style:text-properties style:font-name="Times New Roman" style:font-name-complex="Times New Roman"/>
    </style:style>
    <style:style style:name="T229" style:parent-style-name="預設段落字型" style:family="text">
      <style:text-properties style:font-name="Times New Roman" style:font-name-complex="Times New Roman"/>
    </style:style>
    <style:style style:name="T230" style:parent-style-name="預設段落字型" style:family="text">
      <style:text-properties style:font-name="Times New Roman" style:font-name-complex="Times New Roman"/>
    </style:style>
    <style:style style:name="TableRow231" style:family="table-row">
      <style:table-row-properties style:min-row-height="0.3493in" style:use-optimal-row-height="false"/>
    </style:style>
    <style:style style:name="TableCell232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33" style:parent-style-name="TableParagraph" style:family="paragraph">
      <style:paragraph-properties style:punctuation-wrap="simple" fo:margin-top="0.052in" fo:margin-left="0.0729in">
        <style:tab-stops/>
      </style:paragraph-properties>
    </style:style>
    <style:style style:name="T234" style:parent-style-name="預設段落字型" style:family="text">
      <style:text-properties fo:letter-spacing="0.0354in"/>
    </style:style>
    <style:style style:name="T235" style:parent-style-name="預設段落字型" style:family="text">
      <style:text-properties fo:letter-spacing="-0.0451in"/>
    </style:style>
    <style:style style:name="TableCell236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237" style:parent-style-name="TableParagraph" style:family="paragraph">
      <style:paragraph-properties style:punctuation-wrap="simple" fo:margin-top="0.052in" fo:margin-left="0.0763in">
        <style:tab-stops/>
      </style:paragraph-properties>
    </style:style>
    <style:style style:name="T238" style:parent-style-name="預設段落字型" style:family="text">
      <style:text-properties style:font-name="Times New Roman" style:font-name-asian="新細明體" style:font-name-complex="Times New Roman"/>
    </style:style>
    <style:style style:name="T239" style:parent-style-name="預設段落字型" style:family="text">
      <style:text-properties style:font-name="Times New Roman" style:font-name-complex="Times New Roman"/>
    </style:style>
    <style:style style:name="T240" style:parent-style-name="預設段落字型" style:family="text">
      <style:text-properties style:font-name="Times New Roman" style:font-name-complex="Times New Roman"/>
    </style:style>
    <style:style style:name="TableCell241" style:family="table-cell">
      <style:table-cell-properties fo:border-top="0.0104in solid #000000" fo:border-left="0in none #000000" fo:border-bottom="0.0104in solid #000000" fo:border-right="0.0138in solid #000000" style:writing-mode="lr-tb" fo:padding-top="0in" fo:padding-left="0in" fo:padding-bottom="0in" fo:padding-right="0in"/>
    </style:style>
    <style:style style:name="P242" style:parent-style-name="TableParagraph" style:family="paragraph">
      <style:paragraph-properties style:punctuation-wrap="simple" fo:margin-top="0.052in" fo:margin-left="0.275in">
        <style:tab-stops/>
      </style:paragraph-properties>
    </style:style>
    <style:style style:name="T243" style:parent-style-name="預設段落字型" style:family="text">
      <style:text-properties style:font-name="Times New Roman" style:font-name-asian="新細明體" style:font-name-complex="Times New Roman"/>
    </style:style>
    <style:style style:name="T244" style:parent-style-name="預設段落字型" style:family="text">
      <style:text-properties style:font-name="Times New Roman" style:font-name-complex="Times New Roman"/>
    </style:style>
    <style:style style:name="T245" style:parent-style-name="預設段落字型" style:family="text">
      <style:text-properties style:font-name="Times New Roman" style:font-name-complex="Times New Roman"/>
    </style:style>
    <style:style style:name="T246" style:parent-style-name="預設段落字型" style:family="text">
      <style:text-properties style:font-name="Times New Roman" style:font-name-complex="Times New Roman"/>
    </style:style>
    <style:style style:name="TableRow247" style:family="table-row">
      <style:table-row-properties style:min-row-height="0.4326in" style:use-optimal-row-height="false"/>
    </style:style>
    <style:style style:name="TableCell248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49" style:parent-style-name="TableParagraph" style:family="paragraph">
      <style:paragraph-properties style:punctuation-wrap="simple" fo:line-height="0.2104in" fo:margin-left="0.0729in">
        <style:tab-stops/>
      </style:paragraph-properties>
      <style:text-properties fo:letter-spacing="0.0097in"/>
    </style:style>
    <style:style style:name="P250" style:parent-style-name="TableParagraph" style:family="paragraph">
      <style:paragraph-properties style:punctuation-wrap="simple" fo:line-height="0.2083in" fo:margin-left="0.0729in">
        <style:tab-stops>
          <style:tab-stop style:type="left" style:position="1.3312in"/>
          <style:tab-stop style:type="left" style:position="2.6631in"/>
        </style:tab-stops>
      </style:paragraph-properties>
    </style:style>
    <style:style style:name="TableCell251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252" style:parent-style-name="TableParagraph" style:family="paragraph">
      <style:paragraph-properties style:punctuation-wrap="simple" fo:margin-top="0.0937in" fo:margin-left="0.0763in">
        <style:tab-stops/>
      </style:paragraph-properties>
    </style:style>
    <style:style style:name="T253" style:parent-style-name="預設段落字型" style:family="text">
      <style:text-properties style:font-name="Times New Roman" style:font-name-asian="新細明體" style:font-name-complex="Times New Roman"/>
    </style:style>
    <style:style style:name="T254" style:parent-style-name="預設段落字型" style:family="text">
      <style:text-properties style:font-name="Times New Roman" style:font-name-complex="Times New Roman"/>
    </style:style>
    <style:style style:name="T255" style:parent-style-name="預設段落字型" style:family="text">
      <style:text-properties style:font-name="Times New Roman" style:font-name-complex="Times New Roman"/>
    </style:style>
    <style:style style:name="T256" style:parent-style-name="預設段落字型" style:family="text">
      <style:text-properties style:font-name="Times New Roman" style:font-name-complex="Times New Roman"/>
    </style:style>
    <style:style style:name="TableCell257" style:family="table-cell">
      <style:table-cell-properties fo:border-top="0.0104in solid #000000" fo:border-left="0in none #000000" fo:border-bottom="0.0104in solid #000000" fo:border-right="0.0138in solid #000000" style:writing-mode="lr-tb" fo:padding-top="0in" fo:padding-left="0in" fo:padding-bottom="0in" fo:padding-right="0in"/>
    </style:style>
    <style:style style:name="P258" style:parent-style-name="TableParagraph" style:family="paragraph">
      <style:paragraph-properties style:punctuation-wrap="simple" fo:margin-top="0.0937in" fo:margin-left="0.275in">
        <style:tab-stops/>
      </style:paragraph-properties>
    </style:style>
    <style:style style:name="T259" style:parent-style-name="預設段落字型" style:family="text">
      <style:text-properties style:font-name="Times New Roman" style:font-name-asian="新細明體" style:font-name-complex="Times New Roman"/>
    </style:style>
    <style:style style:name="T260" style:parent-style-name="預設段落字型" style:family="text">
      <style:text-properties style:font-name="Times New Roman" style:font-name-complex="Times New Roman"/>
    </style:style>
    <style:style style:name="T261" style:parent-style-name="預設段落字型" style:family="text">
      <style:text-properties style:font-name="Times New Roman" style:font-name-complex="Times New Roman"/>
    </style:style>
    <style:style style:name="T262" style:parent-style-name="預設段落字型" style:family="text">
      <style:text-properties style:font-name="Times New Roman" style:font-name-complex="Times New Roman"/>
    </style:style>
    <style:style style:name="TableRow263" style:family="table-row">
      <style:table-row-properties style:min-row-height="0.8506in" style:use-optimal-row-height="false"/>
    </style:style>
    <style:style style:name="TableCell264" style:family="table-cell">
      <style:table-cell-properties fo:border-top="0.0104in solid #000000" fo:border-left="0.0138in solid #000000" fo:border-bottom="0.0104in solid #000000" fo:border-right="0in none #000000" style:writing-mode="lr-tb" fo:padding-top="0in" fo:padding-left="0in" fo:padding-bottom="0in" fo:padding-right="0in"/>
    </style:style>
    <style:style style:name="P265" style:parent-style-name="TableParagraph" style:family="paragraph">
      <style:paragraph-properties style:punctuation-wrap="simple" fo:margin-top="0.0027in"/>
      <style:text-properties fo:font-size="15.5pt" style:font-size-asian="15.5pt" style:font-size-complex="15.5pt"/>
    </style:style>
    <style:style style:name="P266" style:parent-style-name="TableParagraph" style:family="paragraph">
      <style:paragraph-properties style:punctuation-wrap="simple" fo:text-align="center" fo:margin-left="0.0291in">
        <style:tab-stops/>
      </style:paragraph-properties>
    </style:style>
    <style:style style:name="TableCell267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68" style:parent-style-name="TableParagraph" style:family="paragraph">
      <style:paragraph-properties style:punctuation-wrap="simple" fo:margin-top="0.0027in"/>
      <style:text-properties fo:font-size="15.5pt" style:font-size-asian="15.5pt" style:font-size-complex="15.5pt"/>
    </style:style>
    <style:style style:name="P269" style:parent-style-name="TableParagraph" style:family="paragraph">
      <style:paragraph-properties style:punctuation-wrap="simple" fo:margin-left="0.1694in">
        <style:tab-stops>
          <style:tab-stop style:type="left" style:position="0.3798in"/>
          <style:tab-stop style:type="left" style:position="0.7597in"/>
        </style:tab-stops>
      </style:paragraph-properties>
    </style:style>
    <style:style style:name="TableCell270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71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272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273" style:parent-style-name="TableParagraph" style:family="paragraph">
      <style:paragraph-properties style:punctuation-wrap="simple" fo:margin-top="0.0027in"/>
      <style:text-properties fo:font-size="15.5pt" style:font-size-asian="15.5pt" style:font-size-complex="15.5pt"/>
    </style:style>
    <style:style style:name="P274" style:parent-style-name="TableParagraph" style:family="paragraph">
      <style:paragraph-properties style:punctuation-wrap="simple" fo:margin-left="0.0166in">
        <style:tab-stops>
          <style:tab-stop style:type="left" style:position="0.3798in"/>
          <style:tab-stop style:type="left" style:position="0.7597in"/>
        </style:tab-stops>
      </style:paragraph-properties>
    </style:style>
    <style:style style:name="TableCell275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276" style:parent-style-name="TableParagraph" style:family="paragraph">
      <style:paragraph-properties style:punctuation-wrap="simple" fo:margin-top="0.0027in"/>
      <style:text-properties fo:font-size="15.5pt" style:font-size-asian="15.5pt" style:font-size-complex="15.5pt"/>
    </style:style>
    <style:style style:name="P277" style:parent-style-name="TableParagraph" style:family="paragraph">
      <style:paragraph-properties style:punctuation-wrap="simple" fo:margin-left="0.0548in">
        <style:tab-stops/>
      </style:paragraph-properties>
    </style:style>
    <style:style style:name="TableCell278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79" style:parent-style-name="TableParagraph" style:family="paragraph">
      <style:paragraph-properties style:punctuation-wrap="simple" fo:line-height="0.2201in" fo:margin-left="0.0763in">
        <style:tab-stops/>
      </style:paragraph-properties>
    </style:style>
    <style:style style:name="T280" style:parent-style-name="預設段落字型" style:family="text">
      <style:text-properties style:font-name="Times New Roman" style:font-name-complex="Times New Roman"/>
    </style:style>
    <style:style style:name="T281" style:parent-style-name="預設段落字型" style:family="text">
      <style:text-properties style:font-name="Times New Roman" style:font-name-complex="Times New Roman"/>
    </style:style>
    <style:style style:name="P282" style:parent-style-name="TableParagraph" style:family="paragraph">
      <style:paragraph-properties style:punctuation-wrap="simple" fo:margin-top="0.0645in" fo:line-height="91%" fo:margin-left="0.0763in" fo:margin-right="0.0611in">
        <style:tab-stops/>
      </style:paragraph-properties>
    </style:style>
    <style:style style:name="T283" style:parent-style-name="預設段落字型" style:family="text">
      <style:text-properties style:font-name="Times New Roman" style:font-name-complex="Times New Roman"/>
    </style:style>
    <style:style style:name="T284" style:parent-style-name="預設段落字型" style:family="text">
      <style:text-properties fo:letter-spacing="-0.0104in"/>
    </style:style>
    <style:style style:name="T285" style:parent-style-name="預設段落字型" style:family="text">
      <style:text-properties fo:letter-spacing="-0.0104in"/>
    </style:style>
    <style:style style:name="T286" style:parent-style-name="預設段落字型" style:family="text">
      <style:text-properties style:font-name="Times New Roman" style:font-name-complex="Times New Roman"/>
    </style:style>
    <style:style style:name="T287" style:parent-style-name="預設段落字型" style:family="text">
      <style:text-properties style:font-name="Times New Roman" style:font-name-complex="Times New Roman"/>
    </style:style>
    <style:style style:name="T288" style:parent-style-name="預設段落字型" style:family="text">
      <style:text-properties style:font-name="Times New Roman" style:font-name-complex="Times New Roman"/>
    </style:style>
    <style:style style:name="T289" style:parent-style-name="預設段落字型" style:family="text">
      <style:text-properties fo:letter-spacing="-0.0027in"/>
    </style:style>
    <style:style style:name="T290" style:parent-style-name="預設段落字型" style:family="text">
      <style:text-properties style:font-name="Microsoft YaHei" style:font-name-asian="Microsoft YaHei" style:font-name-complex="Microsoft YaHei" fo:letter-spacing="-0.0118in"/>
    </style:style>
    <style:style style:name="T291" style:parent-style-name="預設段落字型" style:family="text">
      <style:text-properties fo:letter-spacing="-0.0104in"/>
    </style:style>
    <style:style style:name="T292" style:parent-style-name="預設段落字型" style:family="text">
      <style:text-properties fo:letter-spacing="-0.0104in"/>
    </style:style>
    <style:style style:name="T293" style:parent-style-name="預設段落字型" style:family="text">
      <style:text-properties style:font-name="Times New Roman" style:font-name-complex="Times New Roman"/>
    </style:style>
    <style:style style:name="T294" style:parent-style-name="預設段落字型" style:family="text">
      <style:text-properties style:font-name="Times New Roman" style:font-name-complex="Times New Roman"/>
    </style:style>
    <style:style style:name="T295" style:parent-style-name="預設段落字型" style:family="text">
      <style:text-properties style:font-name="Times New Roman" style:font-name-complex="Times New Roman"/>
    </style:style>
    <style:style style:name="T296" style:parent-style-name="預設段落字型" style:family="text">
      <style:text-properties fo:letter-spacing="-0.0118in"/>
    </style:style>
    <style:style style:name="TableRow297" style:family="table-row">
      <style:table-row-properties style:min-row-height="0.3493in" style:use-optimal-row-height="false"/>
    </style:style>
    <style:style style:name="TableCell298" style:family="table-cell">
      <style:table-cell-properties fo:border-top="0.0104in solid #000000" fo:border-left="0.0138in solid #000000" fo:border-bottom="0.0104in solid #000000" fo:border-right="0in none #000000" style:writing-mode="lr-tb" fo:padding-top="0in" fo:padding-left="0in" fo:padding-bottom="0in" fo:padding-right="0in"/>
    </style:style>
    <style:style style:name="P299" style:parent-style-name="TableParagraph" style:family="paragraph">
      <style:paragraph-properties style:punctuation-wrap="simple" fo:text-align="center" fo:margin-top="0.052in" fo:margin-left="0.0291in">
        <style:tab-stops/>
      </style:paragraph-properties>
    </style:style>
    <style:style style:name="TableCell300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301" style:parent-style-name="TableParagraph" style:family="paragraph">
      <style:paragraph-properties style:punctuation-wrap="simple" fo:margin-top="0.052in" fo:margin-left="0.6777in">
        <style:tab-stops/>
      </style:paragraph-properties>
    </style:style>
    <style:style style:name="TableCell302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303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304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305" style:parent-style-name="TableParagraph" style:family="paragraph">
      <style:paragraph-properties style:punctuation-wrap="simple" fo:margin-top="0.052in" fo:margin-left="0.2715in">
        <style:tab-stops/>
      </style:paragraph-properties>
    </style:style>
    <style:style style:name="TableCell306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307" style:parent-style-name="TableParagraph" style:family="paragraph">
      <style:paragraph-properties style:punctuation-wrap="simple" fo:margin-top="0.052in" fo:margin-left="0.0576in">
        <style:tab-stops/>
      </style:paragraph-properties>
    </style:style>
    <style:style style:name="TableCell308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309" style:parent-style-name="TableParagraph" style:family="paragraph">
      <style:paragraph-properties style:punctuation-wrap="simple" fo:text-align="end" fo:margin-top="0.052in" fo:margin-right="0.0631in"/>
    </style:style>
    <style:style style:name="T310" style:parent-style-name="預設段落字型" style:family="text">
      <style:text-properties style:font-name="Times New Roman" style:font-name-asian="新細明體" style:font-name-complex="Times New Roman" style:text-scale="95%"/>
    </style:style>
    <style:style style:name="T311" style:parent-style-name="預設段落字型" style:family="text">
      <style:text-properties style:font-name="Times New Roman" style:font-name-asian="新細明體" style:font-name-complex="Times New Roman" style:text-scale="95%"/>
    </style:style>
    <style:style style:name="T312" style:parent-style-name="預設段落字型" style:family="text">
      <style:text-properties style:font-name="Times New Roman" style:font-name-asian="新細明體" style:font-name-complex="Times New Roman" style:text-scale="95%"/>
    </style:style>
    <style:style style:name="T313" style:parent-style-name="預設段落字型" style:family="text">
      <style:text-properties style:font-name="Times New Roman" style:font-name-asian="新細明體" style:font-name-complex="Times New Roman" style:text-scale="95%"/>
    </style:style>
    <style:style style:name="T314" style:parent-style-name="預設段落字型" style:family="text">
      <style:text-properties style:text-scale="95%"/>
    </style:style>
    <style:style style:name="T315" style:parent-style-name="預設段落字型" style:family="text">
      <style:text-properties style:font-name="Times New Roman" style:font-name-complex="Times New Roman" style:text-scale="95%"/>
    </style:style>
    <style:style style:name="TableRow316" style:family="table-row">
      <style:table-row-properties style:min-row-height="1.0256in" style:use-optimal-row-height="false"/>
    </style:style>
    <style:style style:name="TableCell317" style:family="table-cell">
      <style:table-cell-properties fo:border-top="0.0104in solid #000000" fo:border-left="0.0138in solid #000000" fo:border-bottom="0.0138in solid #000000" fo:border-right="0in none #000000" style:writing-mode="lr-tb" fo:padding-top="0in" fo:padding-left="0in" fo:padding-bottom="0in" fo:padding-right="0in"/>
    </style:style>
    <style:style style:name="P318" style:parent-style-name="TableParagraph" style:family="paragraph">
      <style:paragraph-properties style:punctuation-wrap="simple" fo:margin-top="0.0236in" fo:margin-left="0.0729in" fo:margin-right="-0.0104in">
        <style:tab-stops>
          <style:tab-stop style:type="left" style:position="1.1666in"/>
        </style:tab-stops>
      </style:paragraph-properties>
    </style:style>
    <style:style style:name="T319" style:parent-style-name="預設段落字型" style:family="text">
      <style:text-properties fo:letter-spacing="-0.0104in"/>
    </style:style>
    <style:style style:name="TableCell320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321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322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323" style:parent-style-name="TableParagraph" style:family="paragraph">
      <style:paragraph-properties style:punctuation-wrap="simple" fo:margin-top="0.0236in" fo:margin-left="0.2451in">
        <style:tab-stops>
          <style:tab-stop style:type="left" style:position="0.5833in"/>
        </style:tab-stops>
      </style:paragraph-properties>
    </style:style>
    <style:style style:name="TableCell324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325" style:parent-style-name="TableParagraph" style:family="paragraph">
      <style:paragraph-properties style:punctuation-wrap="simple" fo:margin-top="0.0236in" fo:line-height="156%" fo:margin-left="0.1534in" fo:margin-right="0.4708in">
        <style:tab-stops/>
      </style:paragraph-properties>
      <style:text-properties fo:letter-spacing="-0.0048in"/>
    </style:style>
    <style:style style:name="P326" style:parent-style-name="TableParagraph" style:family="paragraph">
      <style:paragraph-properties style:punctuation-wrap="simple" fo:line-height="0.2312in" fo:margin-left="0.1534in">
        <style:tab-stops>
          <style:tab-stop style:type="left" style:position="0.3326in"/>
        </style:tab-stops>
      </style:paragraph-properties>
    </style:style>
    <style:style style:name="TableCell327" style:family="table-cell">
      <style:table-cell-properties fo:border-top="0.0104in solid #000000" fo:border-left="0in none #000000" fo:border-bottom="0.0138in solid #000000" fo:border-right="0.0138in solid #000000" style:writing-mode="lr-tb" fo:padding-top="0in" fo:padding-left="0in" fo:padding-bottom="0in" fo:padding-right="0in"/>
    </style:style>
    <style:style style:name="P328" style:parent-style-name="TableParagraph" style:family="paragraph">
      <style:paragraph-properties style:punctuation-wrap="simple" fo:text-align="end" fo:margin-top="0.0236in" fo:margin-right="0.0631in"/>
    </style:style>
    <style:style style:name="T329" style:parent-style-name="預設段落字型" style:family="text">
      <style:text-properties style:font-name="Times New Roman" style:font-name-asian="新細明體" style:font-name-complex="Times New Roman" fo:letter-spacing="-0.0006in"/>
    </style:style>
    <style:style style:name="T330" style:parent-style-name="預設段落字型" style:family="text">
      <style:text-properties style:font-name="Times New Roman" style:font-name-complex="Times New Roman"/>
    </style:style>
    <style:style style:name="P331" style:parent-style-name="TableParagraph" style:family="paragraph">
      <style:paragraph-properties style:punctuation-wrap="simple" fo:text-align="end" fo:margin-top="0.1319in" fo:margin-right="0.0631in"/>
    </style:style>
    <style:style style:name="T332" style:parent-style-name="預設段落字型" style:family="text">
      <style:text-properties style:font-name="Times New Roman" style:font-name-asian="新細明體" style:font-name-complex="Times New Roman" fo:letter-spacing="-0.0006in"/>
    </style:style>
    <style:style style:name="T333" style:parent-style-name="預設段落字型" style:family="text">
      <style:text-properties style:font-name="Times New Roman" style:font-name-complex="Times New Roman"/>
    </style:style>
    <style:style style:name="P334" style:parent-style-name="TableParagraph" style:family="paragraph">
      <style:paragraph-properties style:punctuation-wrap="simple" fo:text-align="end" fo:margin-top="0.1319in" fo:margin-right="0.0631in"/>
    </style:style>
    <style:style style:name="T335" style:parent-style-name="預設段落字型" style:family="text">
      <style:text-properties style:font-name="Times New Roman" style:font-name-asian="新細明體" style:font-name-complex="Times New Roman" fo:letter-spacing="-0.0006in"/>
    </style:style>
    <style:style style:name="T336" style:parent-style-name="預設段落字型" style:family="text">
      <style:text-properties style:font-name="Times New Roman" style:font-name-complex="Times New Roman"/>
    </style:style>
    <style:style style:name="P337" style:parent-style-name="本文" style:family="paragraph">
      <style:paragraph-properties style:punctuation-wrap="simple" fo:text-align="center" fo:margin-right="0.652in"/>
    </style:style>
    <style:style style:name="T338" style:parent-style-name="預設段落字型" style:family="text">
      <style:text-properties fo:font-size="12pt" style:font-size-asian="12pt" style:font-size-complex="12pt"/>
    </style:style>
    <style:style style:name="T339" style:parent-style-name="預設段落字型" style:family="text">
      <style:text-properties fo:font-size="12pt" style:font-size-asian="12pt" style:font-size-complex="12pt"/>
    </style:style>
    <style:style style:name="T340" style:parent-style-name="預設段落字型" style:family="text">
      <style:text-properties style:font-name="Times New Roman" style:font-name-complex="Times New Roman" fo:font-size="12pt" style:font-size-asian="12pt" style:font-size-complex="12pt"/>
    </style:style>
    <style:style style:name="T341" style:parent-style-name="預設段落字型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5">附件五、出流管制</text:span><text:span text:style-name="T6">計畫</text:span><text:span text:style-name="T7">書申請表</text:span></text:p>
      <text:p text:style-name="P8"><text:span text:style-name="T9">□</text:span><text:span text:style-name="T10">出流</text:span><text:span text:style-name="T11">管</text:span><text:span text:style-name="T12">制規</text:span><text:span text:style-name="T13">劃</text:span><text:span text:style-name="T14">書</text:span><text:span text:style-name="T15"><text:tab/></text:span><text:span text:style-name="T16">■</text:span><text:span text:style-name="T17">出</text:span><text:span text:style-name="T18">流管制</text:span><text:span text:style-name="T19">計</text:span><text:span text:style-name="T20">畫書</text:span></text:p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計</text:p>
          </table:table-cell>
          <table:table-cell table:style-name="TableCell35">
            <text:p text:style-name="P36">畫<text:s/>名<text:s/>稱</text:p>
          </table:table-cell>
          <table:table-cell table:style-name="TableCell37" table:number-columns-spanned="6">
            <text:p text:style-name="P38">:OutflowControlPlan.OFP_Nam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9">
            <text:p text:style-name="P40">案號</text:p>
          </table:table-cell>
          <table:table-cell table:style-name="TableCell41">
            <text:p text:style-name="P42">:OutflowControlPlan.OFP_No</text:p>
          </table:table-cell>
        </table:table-row>
        <table:table-row table:style-name="TableRow43">
          <table:table-cell table:style-name="TableCell44" table:number-rows-spanned="6">
            <text:p text:style-name="P45"/>
            <text:p text:style-name="P46"/>
            <text:p text:style-name="P47"/>
            <text:p text:style-name="P48"/>
            <text:p text:style-name="P49">義</text:p>
          </table:table-cell>
          <table:table-cell table:style-name="TableCell50" table:number-rows-spanned="6">
            <text:p text:style-name="P51"/>
            <text:p text:style-name="P52"/>
            <text:p text:style-name="P53"/>
            <text:p text:style-name="P54"/>
            <text:p text:style-name="P55">務<text:tab/>人</text:p>
          </table:table-cell>
          <table:table-cell table:style-name="TableCell56" table:number-columns-spanned="3">
            <text:p text:style-name="P57">義<text:tab/>務<text:tab/>人</text:p>
          </table:table-cell>
          <table:covered-table-cell/>
          <table:covered-table-cell/>
          <table:table-cell table:style-name="TableCell58" table:number-columns-spanned="5">
            <text:p text:style-name="P59">:payer.Payer</text:p>
          </table:table-cell>
          <table:covered-table-cell/>
          <table:covered-table-cell/>
          <table:covered-table-cell/>
          <table:covered-table-cell/>
        </table:table-row>
        <table:table-row table:style-name="TableRow60">
          <table:covered-table-cell>
            <text:p text:style-name="P61"/>
          </table:covered-table-cell>
          <table:covered-table-cell>
            <text:p text:style-name="P62"/>
          </table:covered-table-cell>
          <table:table-cell table:style-name="TableCell63" table:number-columns-spanned="3">
            <text:p text:style-name="P64"><text:span text:style-name="T65">身分證或公司行號統一編</text:span><text:span text:style-name="T66">號</text:span><text:span text:style-name="T67">(</text:span><text:span text:style-name="T68">政府機關、公營事業機</text:span></text:p>
            <text:p text:style-name="P69"><text:span text:style-name="T70">構、公法人等無需填列</text:span><text:span text:style-name="T71">)</text:span></text:p>
          </table:table-cell>
          <table:covered-table-cell/>
          <table:covered-table-cell/>
          <table:table-cell table:style-name="TableCell72" table:number-columns-spanned="3">
            <text:p text:style-name="P73">:payer.PA_Num</text:p>
          </table:table-cell>
          <table:covered-table-cell/>
          <table:covered-table-cell/>
          <table:table-cell table:style-name="TableCell74">
            <text:p text:style-name="P75">電話</text:p>
          </table:table-cell>
          <table:table-cell table:style-name="TableCell76">
            <text:p text:style-name="P77">:payer.PA_Tel</text:p>
          </table:table-cell>
        </table:table-row>
        <table:table-row table:style-name="TableRow78">
          <table:covered-table-cell>
            <text:p text:style-name="P79"/>
          </table:covered-table-cell>
          <table:covered-table-cell>
            <text:p text:style-name="P80"/>
          </table:covered-table-cell>
          <table:table-cell table:style-name="TableCell81" table:number-columns-spanned="3">
            <text:p text:style-name="P82">住<text:tab/>址</text:p>
          </table:table-cell>
          <table:covered-table-cell/>
          <table:covered-table-cell/>
          <table:table-cell table:style-name="TableCell83" table:number-columns-spanned="5">
            <text:p text:style-name="P84">:payer.PA_address</text:p>
          </table:table-cell>
          <table:covered-table-cell/>
          <table:covered-table-cell/>
          <table:covered-table-cell/>
          <table:covered-table-cell/>
        </table:table-row>
        <table:table-row table:style-name="TableRow85">
          <table:covered-table-cell>
            <text:p text:style-name="P86"/>
          </table:covered-table-cell>
          <table:covered-table-cell>
            <text:p text:style-name="P87"/>
          </table:covered-table-cell>
          <table:table-cell table:style-name="TableCell88" table:number-columns-spanned="3">
            <text:p text:style-name="P89">代<text:tab/>表<text:tab/>人</text:p>
          </table:table-cell>
          <table:covered-table-cell/>
          <table:covered-table-cell/>
          <table:table-cell table:style-name="TableCell90" table:number-columns-spanned="5">
            <text:p text:style-name="P91">:payer.Representative</text:p>
          </table:table-cell>
          <table:covered-table-cell/>
          <table:covered-table-cell/>
          <table:covered-table-cell/>
          <table:covered-table-cell/>
        </table:table-row>
        <table:table-row table:style-name="TableRow92">
          <table:covered-table-cell>
            <text:p text:style-name="P93"/>
          </table:covered-table-cell>
          <table:covered-table-cell>
            <text:p text:style-name="P94"/>
          </table:covered-table-cell>
          <table:table-cell table:style-name="TableCell95" table:number-columns-spanned="3">
            <text:p text:style-name="P96"><text:span text:style-name="T97">身分證或公司行號統一編</text:span><text:span text:style-name="T98">號</text:span><text:span text:style-name="T99">(</text:span><text:span text:style-name="T100">政府機關、公營事業機</text:span></text:p>
            <text:p text:style-name="P101"><text:span text:style-name="T102">構、公法人等無需填列</text:span><text:span text:style-name="T103">)</text:span></text:p>
          </table:table-cell>
          <table:covered-table-cell/>
          <table:covered-table-cell/>
          <table:table-cell table:style-name="TableCell104" table:number-columns-spanned="3">
            <text:p text:style-name="P105">:payer.RP_Num</text:p>
          </table:table-cell>
          <table:covered-table-cell/>
          <table:covered-table-cell/>
          <table:table-cell table:style-name="TableCell106">
            <text:p text:style-name="P107">電話</text:p>
          </table:table-cell>
          <table:table-cell table:style-name="TableCell108">
            <text:p text:style-name="P109">:payer.RP_Tel</text:p>
          </table:table-cell>
        </table:table-row>
        <table:table-row table:style-name="TableRow110">
          <table:covered-table-cell>
            <text:p text:style-name="P111"/>
          </table:covered-table-cell>
          <table:covered-table-cell>
            <text:p text:style-name="P112"/>
          </table:covered-table-cell>
          <table:table-cell table:style-name="TableCell113" table:number-columns-spanned="3">
            <text:p text:style-name="P114">住<text:tab/>址</text:p>
          </table:table-cell>
          <table:covered-table-cell/>
          <table:covered-table-cell/>
          <table:table-cell table:style-name="TableCell115" table:number-columns-spanned="5">
            <text:p text:style-name="P116">:payer.RP_address</text:p>
          </table:table-cell>
          <table:covered-table-cell/>
          <table:covered-table-cell/>
          <table:covered-table-cell/>
          <table:covered-table-cell/>
        </table:table-row>
        <table:table-row table:style-name="TableRow117">
          <table:table-cell table:style-name="TableCell118">
            <text:p text:style-name="P119">計</text:p>
          </table:table-cell>
          <table:table-cell table:style-name="TableCell120">
            <text:p text:style-name="P121">畫<text:s/>面<text:s/>積</text:p>
          </table:table-cell>
          <table:table-cell table:style-name="TableCell122" table:number-columns-spanned="8">
            <text:p text:style-name="P123">:OutflowControlPlan.OFP_Area <text:s/>公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4">
          <table:table-cell table:style-name="TableCell125" table:number-columns-spanned="2">
            <text:p text:style-name="P126">開發或利用基</text:p>
            <text:p text:style-name="P127">地<text:tab/>位<text:tab/>置</text:p>
          </table:table-cell>
          <table:covered-table-cell/>
          <table:table-cell table:style-name="TableCell128" table:number-columns-spanned="8">
            <text:p text:style-name="P129"><text:span text:style-name="T130">:OutflowControlPlan.OFP_Location</text:span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">
          <table:table-cell table:style-name="TableCell132" table:number-columns-spanned="2">
            <text:p text:style-name="P133">土地開發或利</text:p>
            <text:p text:style-name="P134">用<text:s/>之<text:s/>目<text:s text:c="2"/>的</text:p>
          </table:table-cell>
          <table:covered-table-cell/>
          <table:table-cell table:style-name="TableCell135" table:number-columns-spanned="8">
            <text:p text:style-name="P136">:OutflowControlPlan.OFP_Targ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7">
          <table:table-cell table:style-name="TableCell138" table:number-columns-spanned="2">
            <text:p text:style-name="P139">計畫內容摘要</text:p>
          </table:table-cell>
          <table:covered-table-cell/>
          <table:table-cell table:style-name="TableCell140" table:number-columns-spanned="8">
            <text:p text:style-name="P141">:OutflowControlPlan.OFP_Abstra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2">
          <table:table-cell table:style-name="TableCell143">
            <text:p text:style-name="P144">聯</text:p>
          </table:table-cell>
          <table:table-cell table:style-name="TableCell145" table:number-columns-spanned="2">
            <text:p text:style-name="P146">外<text:tab/>排</text:p>
          </table:table-cell>
          <table:covered-table-cell/>
          <table:table-cell table:style-name="TableCell147">
            <text:p text:style-name="P148">水</text:p>
          </table:table-cell>
          <table:table-cell table:style-name="TableCell149" table:number-columns-spanned="2">
            <text:p text:style-name="P150">路<text:tab/>名</text:p>
          </table:table-cell>
          <table:covered-table-cell/>
          <table:table-cell table:style-name="TableCell151">
            <text:p text:style-name="P152">稱</text:p>
          </table:table-cell>
          <table:table-cell table:style-name="TableCell153" table:number-columns-spanned="3">
            <text:p text:style-name="P154">:OutflowControlPlan.OFP_drainName</text:p>
          </table:table-cell>
          <table:covered-table-cell/>
          <table:covered-table-cell/>
        </table:table-row>
        <table:table-row table:style-name="TableRow155">
          <table:table-cell table:style-name="TableCell156">
            <text:p text:style-name="P157">聯</text:p>
            <text:p text:style-name="P158">區</text:p>
          </table:table-cell>
          <table:table-cell table:style-name="TableCell159" table:number-columns-spanned="2">
            <text:p text:style-name="P160">外<text:tab/>排</text:p>
            <text:p text:style-name="P161">域<text:tab/>排<text:tab/>水</text:p>
          </table:table-cell>
          <table:covered-table-cell/>
          <table:table-cell table:style-name="TableCell162">
            <text:p text:style-name="P163">水</text:p>
            <text:p text:style-name="P164">或</text:p>
          </table:table-cell>
          <table:table-cell table:style-name="TableCell165" table:number-columns-spanned="2">
            <text:p text:style-name="P166">路<text:tab/>匯</text:p>
            <text:p text:style-name="P167">河<text:tab/>川<text:tab/>名</text:p>
          </table:table-cell>
          <table:covered-table-cell/>
          <table:table-cell table:style-name="TableCell168">
            <text:p text:style-name="P169">入</text:p>
            <text:p text:style-name="P170">稱</text:p>
          </table:table-cell>
          <table:table-cell table:style-name="TableCell171" table:number-columns-spanned="3">
            <text:p text:style-name="P172"><text:span text:style-name="T173">:OutflowControlPlan.OFP_RiverName</text:span><text:span text:style-name="T174">(</text:span>若非匯入區排或河川請敘明<text:span text:style-name="T175">)</text:span></text:p>
          </table:table-cell>
          <table:covered-table-cell/>
          <table:covered-table-cell/>
        </table:table-row>
        <table:table-row table:style-name="TableRow176">
          <table:table-cell table:style-name="TableCell177">
            <text:p text:style-name="P178">聯</text:p>
            <text:p text:style-name="P179">區</text:p>
          </table:table-cell>
          <table:table-cell table:style-name="TableCell180" table:number-columns-spanned="2">
            <text:p text:style-name="P181">外<text:tab/>排</text:p>
            <text:p text:style-name="P182">域<text:s/>排<text:s/>水<text:s/>或</text:p>
          </table:table-cell>
          <table:covered-table-cell/>
          <table:table-cell table:style-name="TableCell183">
            <text:p text:style-name="P184">水</text:p>
            <text:p text:style-name="P185">河</text:p>
          </table:table-cell>
          <table:table-cell table:style-name="TableCell186" table:number-columns-spanned="2">
            <text:p text:style-name="P187">路<text:tab/>匯</text:p>
            <text:p text:style-name="P188">川<text:s/>位<text:s/>置<text:s/>坐</text:p>
          </table:table-cell>
          <table:covered-table-cell/>
          <table:table-cell table:style-name="TableCell189">
            <text:p text:style-name="P190">入</text:p>
            <text:p text:style-name="P191">標</text:p>
          </table:table-cell>
          <table:table-cell table:style-name="TableCell192" table:number-columns-spanned="3">
            <text:p text:style-name="P193"><text:span text:style-name="T194">:OutflowControlPlan.OFP_SiteWGS84X,:OutflowControlPlan.OFP_SiteWGS84Y(WGS84)</text:span><text:span text:style-name="T195">(</text:span>應敘明為<text:s/><text:span text:style-name="T196">WGS 84<text:s/></text:span>或<text:s/><text:span text:style-name="T197">TWD 97<text:s/></text:span>坐標系統<text:span text:style-name="T198">)</text:span></text:p>
          </table:table-cell>
          <table:covered-table-cell/>
          <table:covered-table-cell/>
        </table:table-row>
        <table:table-row table:style-name="TableRow199">
          <table:table-cell table:style-name="TableCell200">
            <text:p text:style-name="P201">聯</text:p>
          </table:table-cell>
          <table:table-cell table:style-name="TableCell202" table:number-columns-spanned="2">
            <text:p text:style-name="P203">外<text:tab/>排<text:tab/>水</text:p>
          </table:table-cell>
          <table:covered-table-cell/>
          <table:table-cell table:style-name="TableCell204">
            <text:p text:style-name="P205">路</text:p>
          </table:table-cell>
          <table:table-cell table:style-name="TableCell206" table:number-columns-spanned="2">
            <text:p text:style-name="P207">通<text:tab/>洪<text:tab/>能</text:p>
          </table:table-cell>
          <table:covered-table-cell/>
          <table:table-cell table:style-name="TableCell208">
            <text:p text:style-name="P209">力</text:p>
          </table:table-cell>
          <table:table-cell table:style-name="TableCell210" table:number-columns-spanned="3">
            <text:p text:style-name="P211"><text:span text:style-name="T212">:OutflowControlPlan.OFP_RiverCapability<text:s/></text:span><text:span text:style-name="T213">(cms/</text:span>重現期距<text:span text:style-name="T214">)</text:span></text:p>
          </table:table-cell>
          <table:covered-table-cell/>
          <table:covered-table-cell/>
        </table:table-row>
        <table:table-row table:style-name="TableRow215">
          <table:table-cell table:style-name="TableCell216" table:number-columns-spanned="7">
            <text:p text:style-name="P217"><text:span text:style-name="T218">開發前基地各重現期距洪峰流量</text:span><text:span text:style-name="T219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0">
            <text:p text:style-name="P221"><text:span text:style-name="T222">(</text:span>註<text:s/><text:span text:style-name="T223">1)</text:span><text:span text:style-name="T224">:Discharge.step1</text:span></text:p>
          </table:table-cell>
          <table:table-cell table:style-name="TableCell225" table:number-columns-spanned="2">
            <text:p text:style-name="P226"><text:span text:style-name="T227">(cms/2</text:span>、<text:span text:style-name="T228">5</text:span>、<text:span text:style-name="T229">10<text:s/></text:span>年重現期距<text:span text:style-name="T230">)</text:span></text:p>
          </table:table-cell>
          <table:covered-table-cell/>
        </table:table-row>
        <table:table-row table:style-name="TableRow231">
          <table:table-cell table:style-name="TableCell232" table:number-columns-spanned="7">
            <text:p text:style-name="P233"><text:span text:style-name="T234">開發後基地各重現期距洪峰流量</text:span><text:span text:style-name="T235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36">
            <text:p text:style-name="P237"><text:span text:style-name="T238">(</text:span>註<text:s/><text:span text:style-name="T239">1)</text:span><text:span text:style-name="T240">:Discharge.step2</text:span></text:p>
          </table:table-cell>
          <table:table-cell table:style-name="TableCell241" table:number-columns-spanned="2">
            <text:p text:style-name="P242"><text:span text:style-name="T243">(cms/2</text:span>、<text:span text:style-name="T244">5</text:span>、<text:span text:style-name="T245">10<text:s/></text:span>年重現期距<text:span text:style-name="T246">)</text:span></text:p>
          </table:table-cell>
          <table:covered-table-cell/>
        </table:table-row>
        <table:table-row table:style-name="TableRow247">
          <table:table-cell table:style-name="TableCell248" table:number-columns-spanned="7">
            <text:p text:style-name="P249">出流管制設施排水出流各重現期距洪</text:p>
            <text:p text:style-name="P250">峰<text:tab/>流<text:tab/>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1">
            <text:p text:style-name="P252"><text:span text:style-name="T253">(</text:span>註<text:s/><text:span text:style-name="T254">1)</text:span><text:span text:style-name="T255">:</text:span><text:span text:style-name="T256">Discharge.step3</text:span></text:p>
          </table:table-cell>
          <table:table-cell table:style-name="TableCell257" table:number-columns-spanned="2">
            <text:p text:style-name="P258"><text:span text:style-name="T259">(cms/2</text:span>、<text:span text:style-name="T260">5</text:span>、<text:span text:style-name="T261">10<text:s/></text:span>年重現期距<text:span text:style-name="T262">)</text:span></text:p>
          </table:table-cell>
          <table:covered-table-cell/>
        </table:table-row>
        <table:table-row table:style-name="TableRow263">
          <table:table-cell table:style-name="TableCell264">
            <text:p text:style-name="P265"/>
            <text:p text:style-name="P266">滯</text:p>
          </table:table-cell>
          <table:table-cell table:style-name="TableCell267" table:number-columns-spanned="2">
            <text:p text:style-name="P268"/>
            <text:p text:style-name="P269">洪<text:tab/>體<text:tab/>積</text:p>
          </table:table-cell>
          <table:covered-table-cell/>
          <table:table-cell table:style-name="TableCell270">
            <text:p text:style-name="P271"/>
          </table:table-cell>
          <table:table-cell table:style-name="TableCell272" table:number-columns-spanned="2">
            <text:p text:style-name="P273"/>
            <text:p text:style-name="P274">檢<text:tab/>核<text:tab/>基</text:p>
          </table:table-cell>
          <table:covered-table-cell/>
          <table:table-cell table:style-name="TableCell275">
            <text:p text:style-name="P276"/>
            <text:p text:style-name="P277">準</text:p>
          </table:table-cell>
          <table:table-cell table:style-name="TableCell278" table:number-columns-spanned="3">
            <text:p text:style-name="P279">體積安全係數<text:span text:style-name="T280">:</text:span><text:span text:style-name="T281"><text:s/>:OutflowControlPlan.OFP_Volumefactor</text:span></text:p>
            <text:p text:style-name="P282">檢核基準<text:span text:style-name="T283">:</text:span><text:span text:style-name="T284">開發後</text:span><text:span text:style-name="T285"><text:s/></text:span><text:span text:style-name="T286">:OutflowControlPlan.</text:span><text:span text:style-name="T287">OFP_FlowAfterInterval</text:span><text:span text:style-name="T288"><text:s/></text:span><text:span text:style-name="T289">年重現期距</text:span><text:span text:style-name="T290">；</text:span><text:span text:style-name="T291">開發前</text:span><text:span text:style-name="T292"><text:s/></text:span><text:soft-page-break/><text:span text:style-name="T293">:OutflowControlPlan.</text:span><text:span text:style-name="T294">OFP_FlowBeforeInterval</text:span><text:span text:style-name="T295"><text:s/></text:span><text:span text:style-name="T296">年</text:span>重現期距</text:p>
          </table:table-cell>
          <table:covered-table-cell/>
          <table:covered-table-cell/>
        </table:table-row>
        <text:soft-page-break/>
        <table:table-row table:style-name="TableRow297">
          <table:table-cell table:style-name="TableCell298">
            <text:p text:style-name="P299">滯</text:p>
          </table:table-cell>
          <table:table-cell table:style-name="TableCell300" table:number-columns-spanned="2">
            <text:p text:style-name="P301">洪</text:p>
          </table:table-cell>
          <table:covered-table-cell/>
          <table:table-cell table:style-name="TableCell302">
            <text:p text:style-name="P303"/>
          </table:table-cell>
          <table:table-cell table:style-name="TableCell304" table:number-columns-spanned="2">
            <text:p text:style-name="P305">體</text:p>
          </table:table-cell>
          <table:covered-table-cell/>
          <table:table-cell table:style-name="TableCell306">
            <text:p text:style-name="P307">積</text:p>
          </table:table-cell>
          <table:table-cell table:style-name="TableCell308" table:number-columns-spanned="3">
            <text:p text:style-name="P309"><text:span text:style-name="T310"><text:s text:c="3"/>:OutflowControlPlan.</text:span><text:span text:style-name="T311">OFP_FacilityArea</text:span><text:span text:style-name="T312"><text:s text:c="4"/></text:span><text:span text:style-name="T313">(</text:span><text:span text:style-name="T314">萬立方公尺</text:span><text:span text:style-name="T315">)</text:span></text:p>
          </table:table-cell>
          <table:covered-table-cell/>
          <table:covered-table-cell/>
        </table:table-row>
        <table:table-row table:style-name="TableRow316">
          <table:table-cell table:style-name="TableCell317" table:number-columns-spanned="3">
            <text:p text:style-name="P318">中華民國<text:tab/><text:span text:style-name="T319">年</text:span></text:p>
          </table:table-cell>
          <table:covered-table-cell/>
          <table:covered-table-cell/>
          <table:table-cell table:style-name="TableCell320">
            <text:p text:style-name="P321"/>
          </table:table-cell>
          <table:table-cell table:style-name="TableCell322" table:number-columns-spanned="3">
            <text:p text:style-name="P323">月<text:tab/>日</text:p>
          </table:table-cell>
          <table:covered-table-cell/>
          <table:covered-table-cell/>
          <table:table-cell table:style-name="TableCell324">
            <text:p text:style-name="P325">義務人代表人</text:p>
            <text:p text:style-name="P326">技<text:tab/>師</text:p>
          </table:table-cell>
          <table:table-cell table:style-name="TableCell327" table:number-columns-spanned="2">
            <text:p text:style-name="P328"><text:span text:style-name="T329">(</text:span>簽章<text:span text:style-name="T330">)</text:span></text:p>
            <text:p text:style-name="P331"><text:span text:style-name="T332">(</text:span>簽章<text:span text:style-name="T333">)</text:span></text:p>
            <text:p text:style-name="P334"><text:span text:style-name="T335">(</text:span>簽證<text:span text:style-name="T336">)</text:span></text:p>
          </table:table-cell>
          <table:covered-table-cell/>
        </table:table-row>
      </table:table>
      <text:p text:style-name="P337"><text:span text:style-name="T338">註</text:span><text:span text:style-name="T339"><text:s/></text:span><text:span text:style-name="T340">1:</text:span><text:span text:style-name="T341">符合「出流管制計畫書與規劃書檢核基準及洪峰流量計算方法」第十四條者免附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Microsoft YaHei" svg:font-family="Microsoft YaHei" style:font-family-generic="swiss" style:font-pitch="variable" svg:panose-1="2 11 5 3 2 2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margin-left="1.6736in">
        <style:tab-stops/>
      </style:paragraph-properties>
      <style:text-properties fo:font-weight="bold" style:font-weight-asian="bold" style:font-weight-complex="bold" fo:font-size="20pt" style:font-size-asian="20pt" style:font-size-complex="20pt" fo:hyphenate="false"/>
    </style:style>
    <style:style style:name="標題2" style:display-name="標題 2" style:family="paragraph" style:parent-style-name="內文" style:next-style-name="內文" style:default-outline-level="2">
      <style:paragraph-properties fo:margin-left="1.4784in">
        <style:tab-stops/>
      </style:paragraph-properties>
      <style:text-properties fo:font-weight="bold" style:font-weight-asian="bold" style:font-weight-complex="bold" fo:font-size="18pt" style:font-size-asian="18pt" style:font-size-complex="18pt" fo:hyphenate="false"/>
    </style:style>
    <style:style style:name="標題3" style:display-name="標題 3" style:family="paragraph" style:parent-style-name="內文" style:next-style-name="內文" style:default-outline-level="3">
      <style:paragraph-properties fo:text-align="justify" fo:margin-left="0.3319in">
        <style:tab-stops/>
      </style:paragraph-properties>
      <style:text-properties fo:font-size="18pt" style:font-size-asian="18pt" style:font-size-complex="18pt" fo:hyphenate="false"/>
    </style:style>
    <style:style style:name="標題4" style:display-name="標題 4" style:family="paragraph" style:parent-style-name="內文" style:next-style-name="內文" style:default-outline-level="4">
      <style:paragraph-properties fo:margin-top="0.0062in" fo:margin-left="0.3319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內文" style:display-name="內文" style:family="paragraph">
      <style:paragraph-properties fo:widows="0" fo:orphans="0" style:text-autospace="none"/>
      <style:text-properties style:font-name="標楷體" style:font-name-asian="標楷體" style:font-name-complex="標楷體" style:letter-kerning="false" fo:font-size="11pt" style:font-size-asian="11pt" style:font-size-complex="11pt"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true" fo:font-size="26pt" style:font-size-asian="26pt" style:font-size-complex="26pt"/>
    </style:style>
    <style:style style:name="標題2字元" style:display-name="標題 2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false" fo:font-size="24pt" style:font-size-asian="24pt" style:font-size-complex="24pt"/>
    </style:style>
    <style:style style:name="標題3字元" style:display-name="標題 3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標題4字元" style:display-name="標題 4 字元" style:family="text" style:parent-style-name="預設段落字型">
      <style:text-properties style:font-name="Calibri Light" style:font-name-asian="新細明體" style:font-name-complex="Times New Roman" style:letter-kerning="false" fo:font-size="18pt" style:font-size-asian="18pt" style:font-size-complex="18pt"/>
    </style:style>
    <style:style style:name="本文" style:display-name="本文" style:family="paragraph" style:parent-style-name="內文">
      <style:text-properties fo:font-size="14pt" style:font-size-asian="14pt" style:font-size-complex="14pt" fo:hyphenate="false"/>
    </style:style>
    <style:style style:name="本文字元" style:display-name="本文 字元" style:family="text" style:parent-style-name="預設段落字型">
      <style:text-properties style:font-name="標楷體" style:font-name-asian="標楷體" style:font-name-complex="標楷體" style:letter-kerning="false" fo:font-size="11pt" style:font-size-asian="11pt"/>
    </style:style>
    <style:style style:name="清單段落" style:display-name="清單段落" style:family="paragraph" style:parent-style-name="內文">
      <style:paragraph-properties fo:margin-top="0.077in" fo:margin-left="1.8986in" fo:margin-right="1.6333in" fo:text-indent="-0.918in">
        <style:tab-stops/>
      </style:paragraph-properties>
      <style:text-properties fo:font-size="12pt" style:font-size-asian="12pt" style:font-size-complex="12pt" fo:hyphenate="false"/>
    </style:style>
    <style:style style:name="TableParagraph" style:display-name="Table Paragraph" style:family="paragraph" style:parent-style-name="內文">
      <style:text-properties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Times New Roman" style:font-name-complex="Times New Roman" fo:font-weight="normal" style:font-weight-asian="normal" style:font-weight-complex="normal" style:text-scale="100%" fo:font-size="10pt" style:font-size-asian="10pt" style:font-size-complex="10pt"/>
    </style:style>
    <style:style style:name="WW_CharLFO2LVL1" style:family="text">
      <style:text-properties style:font-name="Wingdings" fo:font-weight="normal" style:font-weight-asian="normal" style:text-scale="100%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041in" text:min-label-width="0.1159in" text:list-level-position-and-space-mode="label-alignment">
          <style:list-level-label-alignment text:label-followed-by="listtab" fo:margin-left="0.1201in" fo:text-indent="-0.1159in"/>
        </style:list-level-properties>
      </text:list-level-style-number>
      <text:list-level-style-bullet text:level="2" text:bullet-char="•">
        <style:list-level-properties text:space-before="0.627in" text:min-label-width="0.1159in" text:list-level-position-and-space-mode="label-alignment">
          <style:list-level-label-alignment text:label-followed-by="listtab" fo:margin-left="0.743in" fo:text-indent="-0.1159in"/>
        </style:list-level-properties>
      </text:list-level-style-bullet>
      <text:list-level-style-bullet text:level="3" text:bullet-char="•">
        <style:list-level-properties text:space-before="1.2458in" text:min-label-width="0.1159in" text:list-level-position-and-space-mode="label-alignment">
          <style:list-level-label-alignment text:label-followed-by="listtab" fo:margin-left="1.3618in" fo:text-indent="-0.1159in"/>
        </style:list-level-properties>
      </text:list-level-style-bullet>
      <text:list-level-style-bullet text:level="4" text:bullet-char="•">
        <style:list-level-properties text:space-before="1.8638in" text:min-label-width="0.1159in" text:list-level-position-and-space-mode="label-alignment">
          <style:list-level-label-alignment text:label-followed-by="listtab" fo:margin-left="1.9798in" fo:text-indent="-0.1159in"/>
        </style:list-level-properties>
      </text:list-level-style-bullet>
      <text:list-level-style-bullet text:level="5" text:bullet-char="•">
        <style:list-level-properties text:space-before="2.4826in" text:min-label-width="0.1159in" text:list-level-position-and-space-mode="label-alignment">
          <style:list-level-label-alignment text:label-followed-by="listtab" fo:margin-left="2.5986in" fo:text-indent="-0.1159in"/>
        </style:list-level-properties>
      </text:list-level-style-bullet>
      <text:list-level-style-bullet text:level="6" text:bullet-char="•">
        <style:list-level-properties text:space-before="3.1006in" text:min-label-width="0.1159in" text:list-level-position-and-space-mode="label-alignment">
          <style:list-level-label-alignment text:label-followed-by="listtab" fo:margin-left="3.2166in" fo:text-indent="-0.1159in"/>
        </style:list-level-properties>
      </text:list-level-style-bullet>
      <text:list-level-style-bullet text:level="7" text:bullet-char="•">
        <style:list-level-properties text:space-before="3.7194in" text:min-label-width="0.1159in" text:list-level-position-and-space-mode="label-alignment">
          <style:list-level-label-alignment text:label-followed-by="listtab" fo:margin-left="3.8354in" fo:text-indent="-0.1159in"/>
        </style:list-level-properties>
      </text:list-level-style-bullet>
      <text:list-level-style-bullet text:level="8" text:bullet-char="•">
        <style:list-level-properties text:space-before="4.3375in" text:min-label-width="0.1159in" text:list-level-position-and-space-mode="label-alignment">
          <style:list-level-label-alignment text:label-followed-by="listtab" fo:margin-left="4.4534in" fo:text-indent="-0.1159in"/>
        </style:list-level-properties>
      </text:list-level-style-bullet>
      <text:list-level-style-bullet text:level="9" text:bullet-char="•">
        <style:list-level-properties text:space-before="4.9562in" text:min-label-width="0.1159in" text:list-level-position-and-space-mode="label-alignment">
          <style:list-level-label-alignment text:label-followed-by="listtab" fo:margin-left="5.0722in" fo:text-indent="-0.1159in"/>
        </style:list-level-properties>
      </text:list-level-style-bullet>
    </text:list-style>
    <text:list-style style:name="LFO2">
      <text:list-level-style-bullet text:level="1" text:style-name="WW_CharLFO2LVL1" text:bullet-char="">
        <style:list-level-properties text:space-before="1.5645in" text:min-label-width="0.334in" text:list-level-position-and-space-mode="label-alignment">
          <style:list-level-label-alignment text:label-followed-by="listtab" fo:margin-left="1.8986in" fo:text-indent="-0.334in"/>
        </style:list-level-properties>
        <style:text-properties style:font-name="Wingdings"/>
      </text:list-level-style-bullet>
      <text:list-level-style-bullet text:level="2" text:bullet-char="•">
        <style:list-level-properties text:space-before="2.1395in" text:min-label-width="0.334in" text:list-level-position-and-space-mode="label-alignment">
          <style:list-level-label-alignment text:label-followed-by="listtab" fo:margin-left="2.4736in" fo:text-indent="-0.334in"/>
        </style:list-level-properties>
      </text:list-level-style-bullet>
      <text:list-level-style-bullet text:level="3" text:bullet-char="•">
        <style:list-level-properties text:space-before="2.7111in" text:min-label-width="0.334in" text:list-level-position-and-space-mode="label-alignment">
          <style:list-level-label-alignment text:label-followed-by="listtab" fo:margin-left="3.0451in" fo:text-indent="-0.334in"/>
        </style:list-level-properties>
      </text:list-level-style-bullet>
      <text:list-level-style-bullet text:level="4" text:bullet-char="•">
        <style:list-level-properties text:space-before="3.2819in" text:min-label-width="0.334in" text:list-level-position-and-space-mode="label-alignment">
          <style:list-level-label-alignment text:label-followed-by="listtab" fo:margin-left="3.6159in" fo:text-indent="-0.334in"/>
        </style:list-level-properties>
      </text:list-level-style-bullet>
      <text:list-level-style-bullet text:level="5" text:bullet-char="•">
        <style:list-level-properties text:space-before="3.8534in" text:min-label-width="0.334in" text:list-level-position-and-space-mode="label-alignment">
          <style:list-level-label-alignment text:label-followed-by="listtab" fo:margin-left="4.1875in" fo:text-indent="-0.334in"/>
        </style:list-level-properties>
      </text:list-level-style-bullet>
      <text:list-level-style-bullet text:level="6" text:bullet-char="•">
        <style:list-level-properties text:space-before="4.425in" text:min-label-width="0.334in" text:list-level-position-and-space-mode="label-alignment">
          <style:list-level-label-alignment text:label-followed-by="listtab" fo:margin-left="4.759in" fo:text-indent="-0.334in"/>
        </style:list-level-properties>
      </text:list-level-style-bullet>
      <text:list-level-style-bullet text:level="7" text:bullet-char="•">
        <style:list-level-properties text:space-before="4.9958in" text:min-label-width="0.334in" text:list-level-position-and-space-mode="label-alignment">
          <style:list-level-label-alignment text:label-followed-by="listtab" fo:margin-left="5.3298in" fo:text-indent="-0.334in"/>
        </style:list-level-properties>
      </text:list-level-style-bullet>
      <text:list-level-style-bullet text:level="8" text:bullet-char="•">
        <style:list-level-properties text:space-before="5.5673in" text:min-label-width="0.334in" text:list-level-position-and-space-mode="label-alignment">
          <style:list-level-label-alignment text:label-followed-by="listtab" fo:margin-left="5.9013in" fo:text-indent="-0.334in"/>
        </style:list-level-properties>
      </text:list-level-style-bullet>
      <text:list-level-style-bullet text:level="9" text:bullet-char="•">
        <style:list-level-properties text:space-before="6.1388in" text:min-label-width="0.334in" text:list-level-position-and-space-mode="label-alignment">
          <style:list-level-label-alignment text:label-followed-by="listtab" fo:margin-left="6.4729in" fo:text-indent="-0.334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in" fo:margin-left="0.6527in" fo:margin-bottom="0.584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333in"/>
      </style:header-style>
      <style:footer-style>
        <style:header-footer-properties style:dynamic-spacing="true" fo:min-height="0.152in"/>
      </style:footer-style>
    </style:page-layout>
    <style:style style:name="P2" style:parent-style-name="本文" style:family="paragraph">
      <style:paragraph-properties style:punctuation-wrap="simple" fo:line-height="5%"/>
    </style:style>
    <style:style style:name="P3" style:parent-style-name="本文" style:family="paragraph">
      <style:paragraph-properties style:punctuation-wrap="simple" fo:margin-top="0.1069in" fo:margin-left="0.1326in">
        <style:tab-stops/>
      </style:paragraph-properties>
    </style:style>
    <style:style style:name="T4" style:parent-style-name="預設段落字型" style:family="text">
      <style:text-properties style:font-name="Times New Roman" style:font-name-asian="新細明體" style:font-name-complex="Times New Roman" fo:font-size="9pt" style:font-size-asian="9pt" style:font-size-complex="9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8240" draw:id="id0" draw:style-name="a0" draw:name="Text Box 1" text:anchor-type="paragraph" svg:x="3.91736in" svg:y="10.85833in" svg:width="0.24097in" svg:height="0.26458in" style:rel-width="scale" style:rel-height="scale"><draw:text-box><text:p text:style-name="P3"><text:span text:style-name="T4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 Wang</meta:initial-creator>
    <dc:creator>家誠 蔡</dc:creator>
    <meta:creation-date>2021-08-19T07:14:00Z</meta:creation-date>
    <dc:date>2021-08-19T07:14:00Z</dc:date>
    <meta:template xlink:href="Normal" xlink:type="simple"/>
    <meta:editing-cycles>2</meta:editing-cycles>
    <meta:editing-duration>PT0S</meta:editing-duration>
    <meta:user-defined meta:name="Creator">Acrobat PDFMaker 11 Word 版</meta:user-defined>
    <meta:document-statistic meta:page-count="2" meta:paragraph-count="2" meta:word-count="205" meta:character-count="1372" meta:row-count="9" meta:non-whitespace-character-count="1169"/>
  </office:meta>
</office:document-meta>
</file>